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text-properties fo:color="#ff9900" fo:background-color="transparent"/>
    </style:style>
    <style:style style:name="P4" style:family="paragraph" style:parent-style-name="Standard">
      <style:text-properties fo:color="#ff9900" fo:language="en" fo:country="US" fo:font-weight="bold" fo:background-color="transparent" style:font-weight-asian="bold"/>
    </style:style>
    <style:style style:name="P5" style:family="paragraph" style:parent-style-name="Standard">
      <style:text-properties style:use-window-font-color="true" officeooo:rsid="00f8fee9" officeooo:paragraph-rsid="00feb35d" fo:background-color="transparent"/>
    </style:style>
    <style:style style:name="P6" style:family="paragraph" style:parent-style-name="Standard">
      <style:text-properties style:use-window-font-color="true" officeooo:rsid="00fc9c3d" officeooo:paragraph-rsid="00fdc413" fo:background-color="transparent"/>
    </style:style>
    <style:style style:name="P7" style:family="paragraph" style:parent-style-name="Standard">
      <style:paragraph-properties fo:margin-left="0cm" fo:margin-right="0cm" fo:text-indent="0cm" style:auto-text-indent="false"/>
      <style:text-properties fo:color="#ff9900" fo:background-color="transparent"/>
    </style:style>
    <style:style style:name="P8"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officeooo:rsid="0096af40" officeooo:paragraph-rsid="0096af40" fo:background-color="transparent" style:font-weight-asian="bold" style:font-weight-complex="bold"/>
    </style:style>
    <style:style style:name="P9" style:family="paragraph" style:parent-style-name="Text_20_body">
      <style:paragraph-properties fo:margin-left="0cm" fo:margin-right="0cm" fo:text-indent="0cm" style:auto-text-indent="false"/>
      <style:text-properties fo:color="#ff9900" fo:language="en" fo:country="US" fo:background-color="transparent"/>
    </style:style>
    <style:style style:name="P10" style:family="paragraph" style:parent-style-name="Text_20_body">
      <style:paragraph-properties fo:margin-left="0cm" fo:margin-right="0cm" fo:text-indent="0cm" style:auto-text-indent="false"/>
      <style:text-properties style:use-window-font-color="true" officeooo:rsid="011c1d05" officeooo:paragraph-rsid="011f609c" fo:background-color="transparent"/>
    </style:style>
    <style:style style:name="P11" style:family="paragraph" style:parent-style-name="Text_20_body">
      <style:paragraph-properties fo:margin-left="0cm" fo:margin-right="0cm" fo:text-indent="0cm" style:auto-text-indent="false"/>
      <style:text-properties style:use-window-font-color="true" officeooo:rsid="01203984" officeooo:paragraph-rsid="01203984" fo:background-color="transparent"/>
    </style:style>
    <style:style style:name="P12" style:family="paragraph" style:parent-style-name="Text_20_body">
      <style:paragraph-properties fo:margin-left="0cm" fo:margin-right="0cm" fo:text-indent="0cm" style:auto-text-indent="false"/>
      <style:text-properties style:use-window-font-color="true" officeooo:rsid="01203984" officeooo:paragraph-rsid="01249353" fo:background-color="transparent"/>
    </style:style>
    <style:style style:name="P13" style:family="paragraph" style:parent-style-name="Text_20_body">
      <style:paragraph-properties fo:margin-left="0cm" fo:margin-right="0cm" fo:text-indent="0cm" style:auto-text-indent="false"/>
      <style:text-properties style:use-window-font-color="true" officeooo:rsid="01249353" officeooo:paragraph-rsid="0128dde8" fo:background-color="transparent"/>
    </style:style>
    <style:style style:name="P14" style:family="paragraph" style:parent-style-name="Text_20_body">
      <style:paragraph-properties fo:margin-left="0cm" fo:margin-right="0cm" fo:text-indent="0cm" style:auto-text-indent="false"/>
      <style:text-properties style:use-window-font-color="true" officeooo:rsid="0129aa72" officeooo:paragraph-rsid="012c5e4b" fo:background-color="transparent"/>
    </style:style>
    <style:style style:name="P15" style:family="paragraph" style:parent-style-name="Text_20_body">
      <style:paragraph-properties fo:margin-left="0cm" fo:margin-right="0cm" fo:text-indent="0cm" style:auto-text-indent="false"/>
      <style:text-properties style:use-window-font-color="true" officeooo:rsid="012c5e4b" officeooo:paragraph-rsid="012e1321" fo:background-color="transparent"/>
    </style:style>
    <style:style style:name="P16" style:family="paragraph" style:parent-style-name="Text_20_body">
      <style:paragraph-properties fo:margin-left="0cm" fo:margin-right="0cm" fo:text-indent="0cm" style:auto-text-indent="false"/>
      <style:text-properties style:use-window-font-color="true" officeooo:rsid="012e1321" officeooo:paragraph-rsid="012f3772" fo:background-color="transparent"/>
    </style:style>
    <style:style style:name="P17" style:family="paragraph" style:parent-style-name="Text_20_body">
      <style:paragraph-properties fo:margin-left="0cm" fo:margin-right="0cm" fo:text-indent="0cm" style:auto-text-indent="false"/>
      <style:text-properties style:use-window-font-color="true" officeooo:rsid="012f3772" officeooo:paragraph-rsid="01332cba" fo:background-color="transparent"/>
    </style:style>
    <style:style style:name="P18" style:family="paragraph" style:parent-style-name="Text_20_body">
      <style:paragraph-properties fo:margin-left="0cm" fo:margin-right="0cm" fo:text-indent="0cm" style:auto-text-indent="false"/>
      <style:text-properties style:use-window-font-color="true" officeooo:rsid="0132fea8" officeooo:paragraph-rsid="01359fdf" fo:background-color="transparent"/>
    </style:style>
    <style:style style:name="P19" style:family="paragraph" style:parent-style-name="Text_20_body">
      <style:paragraph-properties fo:margin-left="0cm" fo:margin-right="0cm" fo:text-indent="0cm" style:auto-text-indent="false"/>
      <style:text-properties style:use-window-font-color="true" officeooo:rsid="013727e4" officeooo:paragraph-rsid="0137a33b" fo:background-color="transparent"/>
    </style:style>
    <style:style style:name="P20" style:family="paragraph" style:parent-style-name="Text_20_body">
      <style:paragraph-properties fo:margin-left="0cm" fo:margin-right="0cm" fo:text-indent="0cm" style:auto-text-indent="false"/>
      <style:text-properties style:use-window-font-color="true" officeooo:rsid="0137a33b" officeooo:paragraph-rsid="0139a5ad" fo:background-color="transparent"/>
    </style:style>
    <style:style style:name="P21" style:family="paragraph" style:parent-style-name="Text_20_body">
      <style:paragraph-properties fo:margin-left="0cm" fo:margin-right="0cm" fo:text-indent="0cm" style:auto-text-indent="false"/>
      <style:text-properties style:use-window-font-color="true" officeooo:rsid="0139a5ad" officeooo:paragraph-rsid="013b06ed" fo:background-color="transparent"/>
    </style:style>
    <style:style style:name="P22" style:family="paragraph" style:parent-style-name="Text_20_body">
      <style:paragraph-properties fo:margin-left="0cm" fo:margin-right="0cm" fo:text-indent="0cm" style:auto-text-indent="false"/>
      <style:text-properties style:use-window-font-color="true" officeooo:rsid="013b06ed" officeooo:paragraph-rsid="013bf5a2" fo:background-color="transparent"/>
    </style:style>
    <style:style style:name="P23" style:family="paragraph" style:parent-style-name="Text_20_body">
      <style:paragraph-properties fo:margin-left="0cm" fo:margin-right="0cm" fo:text-indent="0cm" style:auto-text-indent="false"/>
      <style:text-properties style:use-window-font-color="true" officeooo:rsid="013bf5a2" officeooo:paragraph-rsid="013c0b6d" fo:background-color="transparent"/>
    </style:style>
    <style:style style:name="P24" style:family="paragraph" style:parent-style-name="Text_20_body">
      <style:paragraph-properties fo:margin-left="0cm" fo:margin-right="0cm" fo:text-indent="0cm" style:auto-text-indent="false"/>
      <style:text-properties style:use-window-font-color="true" officeooo:rsid="013c0b6d" officeooo:paragraph-rsid="013d33f1" fo:background-color="transparent"/>
    </style:style>
    <style:style style:name="P25" style:family="paragraph" style:parent-style-name="Text_20_body">
      <style:paragraph-properties fo:margin-left="0cm" fo:margin-right="0cm" fo:text-indent="0cm" style:auto-text-indent="false"/>
      <style:text-properties style:use-window-font-color="true" officeooo:rsid="013d33f1" officeooo:paragraph-rsid="013f99b9" fo:background-color="transparent"/>
    </style:style>
    <style:style style:name="P26" style:family="paragraph" style:parent-style-name="Text_20_body">
      <style:paragraph-properties fo:margin-left="0cm" fo:margin-right="0cm" fo:text-indent="0cm" style:auto-text-indent="false"/>
      <style:text-properties style:use-window-font-color="true" officeooo:rsid="013f99b9" officeooo:paragraph-rsid="01415215" fo:background-color="transparent"/>
    </style:style>
    <style:style style:name="P27" style:family="paragraph" style:parent-style-name="Text_20_body">
      <style:paragraph-properties fo:margin-left="0cm" fo:margin-right="0cm" fo:text-indent="0cm" style:auto-text-indent="false"/>
      <style:text-properties style:use-window-font-color="true" officeooo:rsid="01415215" officeooo:paragraph-rsid="014452e7" fo:background-color="transparent"/>
    </style:style>
    <style:style style:name="P28" style:family="paragraph" style:parent-style-name="Text_20_body">
      <style:paragraph-properties fo:margin-left="0cm" fo:margin-right="0cm" fo:text-indent="0cm" style:auto-text-indent="false"/>
      <style:text-properties style:use-window-font-color="true" officeooo:rsid="014452e7" officeooo:paragraph-rsid="01466e95" fo:background-color="transparent"/>
    </style:style>
    <style:style style:name="P29" style:family="paragraph" style:parent-style-name="Text_20_body">
      <style:paragraph-properties fo:margin-left="0cm" fo:margin-right="0cm" fo:text-indent="0cm" style:auto-text-indent="false"/>
      <style:text-properties style:use-window-font-color="true" officeooo:rsid="01466e95" officeooo:paragraph-rsid="01466e95" fo:background-color="transparent"/>
    </style:style>
    <style:style style:name="P30" style:family="paragraph" style:parent-style-name="Text_20_body">
      <style:paragraph-properties fo:margin-left="0cm" fo:margin-right="0cm" fo:text-indent="0cm" style:auto-text-indent="false"/>
      <style:text-properties style:use-window-font-color="true" officeooo:rsid="01484714" officeooo:paragraph-rsid="014a0649" fo:background-color="transparent"/>
    </style:style>
    <style:style style:name="P31" style:family="paragraph" style:parent-style-name="Text_20_body">
      <style:paragraph-properties fo:margin-left="0cm" fo:margin-right="0cm" fo:text-indent="0cm" style:auto-text-indent="false"/>
      <style:text-properties style:use-window-font-color="true" officeooo:rsid="014a0649" officeooo:paragraph-rsid="014ee2d8" fo:background-color="transparent"/>
    </style:style>
    <style:style style:name="P32" style:family="paragraph" style:parent-style-name="Text_20_body">
      <style:paragraph-properties fo:margin-left="0cm" fo:margin-right="0cm" fo:text-indent="0cm" style:auto-text-indent="false"/>
      <style:text-properties style:use-window-font-color="true" officeooo:rsid="014ee2d8" officeooo:paragraph-rsid="01554baa" fo:background-color="transparent"/>
    </style:style>
    <style:style style:name="P33" style:family="paragraph" style:parent-style-name="Text_20_body">
      <style:paragraph-properties fo:margin-left="0cm" fo:margin-right="0cm" fo:text-indent="0cm" style:auto-text-indent="false"/>
      <style:text-properties style:use-window-font-color="true" officeooo:rsid="01554baa" officeooo:paragraph-rsid="0159e345" fo:background-color="transparent"/>
    </style:style>
    <style:style style:name="P34" style:family="paragraph" style:parent-style-name="Text_20_body">
      <style:paragraph-properties fo:margin-left="0cm" fo:margin-right="0cm" fo:text-indent="0cm" style:auto-text-indent="false"/>
      <style:text-properties style:use-window-font-color="true" officeooo:rsid="0158067b" officeooo:paragraph-rsid="015ab703" fo:background-color="transparent"/>
    </style:style>
    <style:style style:name="P35" style:family="paragraph" style:parent-style-name="Text_20_body">
      <style:paragraph-properties fo:margin-left="0cm" fo:margin-right="0cm" fo:text-indent="0cm" style:auto-text-indent="false"/>
      <style:text-properties style:use-window-font-color="true" officeooo:rsid="0158067b" officeooo:paragraph-rsid="015c53cd" fo:background-color="transparent"/>
    </style:style>
    <style:style style:name="P36"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37" style:family="paragraph" style:parent-style-name="Standard" style:master-page-name="">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style:page-number="auto" fo:break-before="pag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38" style:family="paragraph" style:parent-style-name="Standard">
      <style:paragraph-properties fo:margin-left="1.27cm" fo:margin-right="0cm" fo:margin-top="0cm" fo:margin-bottom="0.199cm" loext:contextual-spacing="false" fo:text-indent="0cm" style:auto-text-indent="false">
        <style:tab-stops>
          <style:tab-stop style:position="0.397cm"/>
          <style:tab-stop style:position="0.9cm"/>
        </style:tab-stops>
      </style:paragraph-properties>
      <style:text-properties fo:color="#ff9900" fo:language="en" fo:country="US" fo:background-color="transparent"/>
    </style:style>
    <style:style style:name="P39" style:family="paragraph" style:parent-style-name="Standard">
      <style:paragraph-properties fo:margin-left="1.27cm" fo:margin-right="0cm" fo:margin-top="0cm" fo:margin-bottom="0.199cm" loext:contextual-spacing="false" fo:text-indent="0cm" style:auto-text-indent="false">
        <style:tab-stops>
          <style:tab-stop style:position="0.397cm"/>
          <style:tab-stop style:position="0.9cm"/>
        </style:tab-stops>
      </style:paragraph-properties>
      <style:text-properties fo:color="#000000" fo:language="en" fo:country="US" officeooo:rsid="002fcf29" officeooo:paragraph-rsid="002fcf29" fo:background-color="transparent"/>
    </style:style>
    <style:style style:name="P40" style:family="paragraph" style:parent-style-name="Standard">
      <style:paragraph-properties fo:margin-left="2.17cm" fo:margin-right="0cm" fo:margin-top="0cm" fo:margin-bottom="0.199cm" loext:contextual-spacing="false" fo:text-indent="0cm" style:auto-text-indent="false">
        <style:tab-stops>
          <style:tab-stop style:position="0.397cm"/>
          <style:tab-stop style:position="0.9cm"/>
        </style:tab-stops>
      </style:paragraph-properties>
      <style:text-properties fo:color="#000000" fo:language="en" fo:country="US" fo:background-color="transparent"/>
    </style:style>
    <style:style style:name="P41" style:family="paragraph" style:parent-style-name="Standard">
      <style:paragraph-properties fo:margin-left="2.17cm" fo:margin-right="1.101cm" fo:margin-top="0.4cm" fo:margin-bottom="0.4cm" loext:contextual-spacing="false" fo:text-indent="0cm" style:auto-text-indent="false">
        <style:tab-stops>
          <style:tab-stop style:position="0.385cm" style:type="center"/>
        </style:tab-stops>
      </style:paragraph-properties>
      <style:text-properties fo:color="#000000" fo:background-color="transparent"/>
    </style:style>
    <style:style style:name="P42" style:family="paragraph" style:parent-style-name="Text_20_body">
      <style:text-properties fo:color="#ff9900" officeooo:rsid="00c893ee" officeooo:paragraph-rsid="00c893ee" fo:background-color="transparent"/>
    </style:style>
    <style:style style:name="P43" style:family="paragraph" style:parent-style-name="Text_20_body">
      <style:text-properties fo:color="#ff9900" officeooo:rsid="00c893ee" officeooo:paragraph-rsid="00f17241" fo:background-color="transparent"/>
    </style:style>
    <style:style style:name="P44" style:family="paragraph" style:parent-style-name="Text_20_body">
      <style:text-properties fo:color="#ff9900" officeooo:rsid="00f17241" officeooo:paragraph-rsid="00f17241" fo:background-color="transparent"/>
    </style:style>
    <style:style style:name="P45" style:family="paragraph" style:parent-style-name="Text_20_body">
      <style:text-properties fo:color="#ff9900" fo:font-weight="normal" officeooo:rsid="00c893ee" officeooo:paragraph-rsid="01031045" fo:background-color="transparent" style:font-weight-asian="normal" style:font-weight-complex="normal"/>
    </style:style>
    <style:style style:name="P46"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0ce2964" officeooo:paragraph-rsid="00ce2964" fo:hyphenate="false" fo:hyphenation-remain-char-count="2" fo:hyphenation-push-char-count="2"/>
    </style:style>
    <style:style style:name="P47"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11b3fc1" officeooo:paragraph-rsid="011b3fc1" fo:hyphenate="false" fo:hyphenation-remain-char-count="2" fo:hyphenation-push-char-count="2"/>
    </style:style>
    <style:style style:name="P48"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paragraph-rsid="011a2b02" fo:hyphenate="false" fo:hyphenation-remain-char-count="2" fo:hyphenation-push-char-count="2"/>
    </style:style>
    <style:style style:name="P49"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118587a" officeooo:paragraph-rsid="011b3fc1" fo:hyphenate="false" fo:hyphenation-remain-char-count="2" fo:hyphenation-push-char-count="2"/>
    </style:style>
    <style:style style:name="P50"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0c8a0d7" fo:hyphenate="false" fo:hyphenation-remain-char-count="2" fo:hyphenation-push-char-count="2"/>
    </style:style>
    <style:style style:name="P51"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52"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4c6fe" fo:background-color="transparent" fo:hyphenate="false" fo:hyphenation-remain-char-count="2" fo:hyphenation-push-char-count="2"/>
    </style:style>
    <style:style style:name="P53"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60e52" fo:background-color="transparent" fo:hyphenate="false" fo:hyphenation-remain-char-count="2" fo:hyphenation-push-char-count="2"/>
    </style:style>
    <style:style style:name="P54"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55" style:family="paragraph" style:parent-style-name="Text_20_body" style:list-style-name="WWNum1">
      <style:text-properties fo:color="#ff9900" fo:background-color="transparent"/>
    </style:style>
    <style:style style:name="P56"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4aca7" officeooo:paragraph-rsid="00f53977" fo:background-color="transparent" fo:hyphenate="false" fo:hyphenation-remain-char-count="2" fo:hyphenation-push-char-count="2"/>
    </style:style>
    <style:style style:name="P57"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4aca7" officeooo:paragraph-rsid="00f53977" fo:background-color="transparent" fo:hyphenate="false" fo:hyphenation-remain-char-count="2" fo:hyphenation-push-char-count="2"/>
    </style:style>
    <style:style style:name="P58"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640a1" officeooo:paragraph-rsid="00f69757" fo:background-color="transparent" fo:hyphenate="false" fo:hyphenation-remain-char-count="2" fo:hyphenation-push-char-count="2"/>
    </style:style>
    <style:style style:name="P59"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83735" officeooo:paragraph-rsid="00f83735" fo:background-color="transparent" fo:hyphenate="false" fo:hyphenation-remain-char-count="2" fo:hyphenation-push-char-count="2"/>
    </style:style>
    <style:style style:name="P60" style:family="paragraph" style:parent-style-name="Heading_20_2" style:list-style-name="WWNum1" style:master-page-name="Standard">
      <style:paragraph-properties fo:margin-left="0cm" fo:margin-right="0cm" fo:text-align="center" style:justify-single-word="false" fo:text-indent="0cm" style:auto-text-indent="false" style:page-number="auto"/>
      <style:text-properties fo:language="ru" fo:country="RU" officeooo:rsid="00be68c8" officeooo:paragraph-rsid="00be68c8" style:language-asian="zh" style:country-asian="CN" style:language-complex="hi" style:country-complex="IN"/>
    </style:style>
    <style:style style:name="P61" style:family="paragraph" style:parent-style-name="Heading_20_3" style:list-style-name="WWNum1">
      <style:paragraph-properties fo:margin-left="0cm" fo:margin-right="0cm" fo:text-indent="1cm" style:auto-text-indent="false"/>
      <style:text-properties officeooo:rsid="00bfe16e" officeooo:paragraph-rsid="00bfe16e"/>
    </style:style>
    <style:style style:name="P62" style:family="paragraph" style:parent-style-name="Heading_20_3" style:list-style-name="WWNum1">
      <style:paragraph-properties fo:margin-left="0cm" fo:margin-right="0cm" fo:text-indent="1cm" style:auto-text-indent="false"/>
      <style:text-properties fo:color="#ff9900" fo:background-color="transparent"/>
    </style:style>
    <style:style style:name="P63" style:family="paragraph" style:parent-style-name="Heading_20_3" style:list-style-name="WWNum1">
      <style:paragraph-properties fo:margin-left="0cm" fo:margin-right="0cm" fo:text-indent="1cm" style:auto-text-indent="false"/>
      <style:text-properties style:use-window-font-color="true" fo:language="en" fo:country="US" fo:font-weight="bold" officeooo:rsid="00bfe16e" officeooo:paragraph-rsid="00bfe16e" fo:background-color="transparent" style:language-asian="zh" style:country-asian="CN" style:font-weight-asian="bold" style:language-complex="hi" style:country-complex="IN" style:font-weight-complex="bold"/>
    </style:style>
    <style:style style:name="P64" style:family="paragraph" style:parent-style-name="Heading_20_3" style:list-style-name="WWNum1">
      <style:paragraph-properties fo:margin-left="0cm" fo:margin-right="0cm" fo:text-indent="1cm" style:auto-text-indent="false"/>
      <style:text-properties style:use-window-font-color="true" fo:language="en" fo:country="US" officeooo:rsid="00c0bfc2" officeooo:paragraph-rsid="00c0bfc2" fo:background-color="transparent" style:language-asian="zh" style:country-asian="CN" style:language-complex="hi" style:country-complex="IN"/>
    </style:style>
    <style:style style:name="P65" style:family="paragraph" style:parent-style-name="Heading_20_3" style:list-style-name="WWNum1">
      <style:paragraph-properties fo:margin-left="0cm" fo:margin-right="0cm" fo:text-indent="1cm" style:auto-text-indent="false"/>
      <style:text-properties style:use-window-font-color="true" fo:language="en" fo:country="US" officeooo:rsid="00c22e5b" officeooo:paragraph-rsid="00c22e5b" fo:background-color="transparent" style:language-asian="zh" style:country-asian="CN" style:language-complex="hi" style:country-complex="IN"/>
    </style:style>
    <style:style style:name="P66" style:family="paragraph" style:parent-style-name="Heading_20_3" style:list-style-name="WWNum1">
      <style:paragraph-properties fo:margin-left="0cm" fo:margin-right="0cm" fo:text-indent="1cm" style:auto-text-indent="false"/>
      <style:text-properties fo:color="#000000" fo:language="en" fo:country="US" fo:background-color="transparent"/>
    </style:style>
    <style:style style:name="P67" style:family="paragraph" style:parent-style-name="List_20_Paragraph" style:list-style-name="WWNum1">
      <style:text-properties fo:color="#ff9900" fo:background-color="transparent"/>
    </style:style>
    <style:style style:name="P68" style:family="paragraph" style:parent-style-name="List_20_Paragraph" style:list-style-name="WWNum1">
      <loext:graphic-properties draw:fill="none"/>
      <style:paragraph-properties fo:margin-top="0cm" fo:margin-bottom="0cm" loext:contextual-spacing="true" fo:line-height="130%" fo:text-align="justify" style:justify-single-word="false" fo:orphans="2" fo:widows="2" fo:hyphenation-ladder-count="no-limit" fo:background-color="transparent" style:writing-mode="lr-tb"/>
      <style:text-properties style:use-window-font-color="true" officeooo:rsid="010cc533" officeooo:paragraph-rsid="0164218c" fo:background-color="transparent" fo:hyphenate="false" fo:hyphenation-remain-char-count="2" fo:hyphenation-push-char-count="2"/>
    </style:style>
    <style:style style:name="P69" style:family="paragraph" style:parent-style-name="List_20_Paragraph" style:list-style-name="WWNum1">
      <loext:graphic-properties draw:fill="none"/>
      <style:paragraph-properties fo:margin-top="0cm" fo:margin-bottom="0cm" loext:contextual-spacing="true" fo:line-height="130%" fo:text-align="justify" style:justify-single-word="false" fo:orphans="2" fo:widows="2" fo:hyphenation-ladder-count="no-limit" fo:background-color="transparent" style:writing-mode="lr-tb"/>
      <style:text-properties style:use-window-font-color="true" officeooo:rsid="00dd5dc9" officeooo:paragraph-rsid="0164218c" fo:background-color="transparent" fo:hyphenate="false" fo:hyphenation-remain-char-count="2" fo:hyphenation-push-char-count="2"/>
    </style:style>
    <style:style style:name="P70"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0de3dc5" officeooo:paragraph-rsid="00de3dc5" fo:background-color="transparent" fo:hyphenate="false" fo:hyphenation-remain-char-count="2" fo:hyphenation-push-char-count="2"/>
    </style:style>
    <style:style style:name="P71"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1169540" fo:background-color="transparent" style:font-name-complex="Times New Roman1" fo:hyphenate="false" fo:hyphenation-remain-char-count="2" fo:hyphenation-push-char-count="2"/>
    </style:style>
    <style:style style:name="P72"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0e430b5" fo:background-color="transparent" style:font-name-complex="Times New Roman1" fo:hyphenate="false" fo:hyphenation-remain-char-count="2" fo:hyphenation-push-char-count="2"/>
    </style:style>
    <style:style style:name="P73"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1169540" officeooo:paragraph-rsid="01169540" fo:background-color="transparent" style:font-name-complex="Times New Roman1" fo:hyphenate="false" fo:hyphenation-remain-char-count="2" fo:hyphenation-push-char-count="2"/>
    </style:style>
    <style:style style:name="P74"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9415b" officeooo:paragraph-rsid="00e9415b" fo:background-color="transparent" style:font-name-complex="Times New Roman1" fo:hyphenate="false" fo:hyphenation-remain-char-count="2" fo:hyphenation-push-char-count="2"/>
    </style:style>
    <style:style style:name="P75"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71a2a" officeooo:paragraph-rsid="0107b20f" fo:background-color="transparent" fo:hyphenate="false" fo:hyphenation-remain-char-count="2" fo:hyphenation-push-char-count="2"/>
    </style:style>
    <style:style style:name="P76"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e31d6f" officeooo:paragraph-rsid="015e96a2" fo:background-color="transparent" fo:hyphenate="false" fo:hyphenation-remain-char-count="2" fo:hyphenation-push-char-count="2"/>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style:font-name-asian="Times New Roman1" style:font-weight-asian="bold" style:font-name-complex="Times New Roman1"/>
    </style:style>
    <style:style style:name="T5" style:family="text">
      <style:text-properties fo:language="en" fo:country="US" style:font-weight-complex="bold"/>
    </style:style>
    <style:style style:name="T6" style:family="text">
      <style:text-properties fo:language="en" fo:country="US" style:font-name-asian="Times New Roman1" style:font-name-complex="Times New Roman1"/>
    </style:style>
    <style:style style:name="T7" style:family="text">
      <style:text-properties fo:language="en" fo:country="US" fo:font-style="italic" style:font-style-asian="italic"/>
    </style:style>
    <style:style style:name="T8" style:family="text">
      <style:text-properties fo:language="en" fo:country="US" fo:font-style="italic" style:font-name-asian="Times New Roman1" style:font-style-asian="italic" style:font-name-complex="Times New Roman1"/>
    </style:style>
    <style:style style:name="T9" style:family="text">
      <style:text-properties style:text-position="super 58%"/>
    </style:style>
    <style:style style:name="T10" style:family="text">
      <style:text-properties style:text-position="super 58%" fo:language="en" fo:country="US"/>
    </style:style>
    <style:style style:name="T11" style:family="text">
      <style:text-properties style:text-position="super 58%" fo:language="en" fo:country="US" style:font-weight-complex="bold"/>
    </style:style>
    <style:style style:name="T12" style:family="text">
      <style:text-properties style:text-position="super 58%" style:font-name="Times New Roman" style:font-name-complex="Times New Roman1"/>
    </style:style>
    <style:style style:name="T13" style:family="text">
      <style:text-properties style:text-position="super 58%" style:font-name="Times New Roman" officeooo:rsid="0110af44" style:font-name-complex="Times New Roman1"/>
    </style:style>
    <style:style style:name="T14" style:family="text">
      <style:text-properties style:text-position="super 58%" style:font-name-asian="Times New Roman1" style:font-name-complex="Times New Roman1"/>
    </style:style>
    <style:style style:name="T15" style:family="text">
      <style:text-properties style:font-name="Times New Roman" style:font-name-complex="Times New Roman1"/>
    </style:style>
    <style:style style:name="T16" style:family="text">
      <style:text-properties style:font-name="Times New Roman" officeooo:rsid="00d8908f" style:font-name-complex="Times New Roman1"/>
    </style:style>
    <style:style style:name="T17" style:family="text">
      <style:text-properties style:font-name="Times New Roman" officeooo:rsid="00dd1e71" style:font-name-complex="Times New Roman1"/>
    </style:style>
    <style:style style:name="T18" style:family="text">
      <style:text-properties style:font-name="Times New Roman" officeooo:rsid="00dd5dc9" style:font-name-complex="Times New Roman1"/>
    </style:style>
    <style:style style:name="T19" style:family="text">
      <style:text-properties style:font-name="Times New Roman" officeooo:rsid="00de3dc5" style:font-name-complex="Times New Roman1"/>
    </style:style>
    <style:style style:name="T20" style:family="text">
      <style:text-properties style:font-name="Times New Roman" officeooo:rsid="00df973f" style:font-name-complex="Times New Roman1"/>
    </style:style>
    <style:style style:name="T21" style:family="text">
      <style:text-properties style:font-name="Times New Roman" officeooo:rsid="00e0e886" style:font-name-complex="Times New Roman1"/>
    </style:style>
    <style:style style:name="T22" style:family="text">
      <style:text-properties style:font-name="Times New Roman" officeooo:rsid="00e17f99" style:font-name-complex="Times New Roman1"/>
    </style:style>
    <style:style style:name="T23" style:family="text">
      <style:text-properties style:font-name="Times New Roman" officeooo:rsid="00e3e48c" style:font-name-complex="Times New Roman1"/>
    </style:style>
    <style:style style:name="T24" style:family="text">
      <style:text-properties style:font-name="Times New Roman" officeooo:rsid="00e41873" style:font-name-complex="Times New Roman1"/>
    </style:style>
    <style:style style:name="T25" style:family="text">
      <style:text-properties style:font-name="Times New Roman" officeooo:rsid="00e99952" style:font-name-complex="Times New Roman1"/>
    </style:style>
    <style:style style:name="T26" style:family="text">
      <style:text-properties style:font-name="Times New Roman" officeooo:rsid="01074073" style:font-name-complex="Times New Roman1"/>
    </style:style>
    <style:style style:name="T27" style:family="text">
      <style:text-properties style:font-name="Times New Roman" officeooo:rsid="0107b20f" style:font-name-complex="Times New Roman1"/>
    </style:style>
    <style:style style:name="T28" style:family="text">
      <style:text-properties style:font-name="Times New Roman" officeooo:rsid="01096dfc" style:font-name-complex="Times New Roman1"/>
    </style:style>
    <style:style style:name="T29" style:family="text">
      <style:text-properties style:font-name="Times New Roman" officeooo:rsid="010cc533" style:font-name-complex="Times New Roman1"/>
    </style:style>
    <style:style style:name="T30" style:family="text">
      <style:text-properties style:font-name="Times New Roman" officeooo:rsid="010e555e" style:font-name-complex="Times New Roman1"/>
    </style:style>
    <style:style style:name="T31" style:family="text">
      <style:text-properties style:font-name="Times New Roman" officeooo:rsid="010edb38" style:font-name-complex="Times New Roman1"/>
    </style:style>
    <style:style style:name="T32" style:family="text">
      <style:text-properties style:font-name="Times New Roman" officeooo:rsid="01103583" style:font-name-complex="Times New Roman1"/>
    </style:style>
    <style:style style:name="T33" style:family="text">
      <style:text-properties style:font-name="Times New Roman" officeooo:rsid="0110af44" style:font-name-complex="Times New Roman1"/>
    </style:style>
    <style:style style:name="T34" style:family="text">
      <style:text-properties style:font-name="Times New Roman" officeooo:rsid="01127617" style:font-name-complex="Times New Roman1"/>
    </style:style>
    <style:style style:name="T35" style:family="text">
      <style:text-properties style:font-name="Times New Roman" officeooo:rsid="015ced6d" style:font-name-complex="Times New Roman1"/>
    </style:style>
    <style:style style:name="T36" style:family="text">
      <style:text-properties style:font-name="Times New Roman" officeooo:rsid="015e96a2" style:font-name-complex="Times New Roman1"/>
    </style:style>
    <style:style style:name="T37" style:family="text">
      <style:text-properties style:font-name="Times New Roman" officeooo:rsid="0160c6d4" style:font-name-complex="Times New Roman1"/>
    </style:style>
    <style:style style:name="T38" style:family="text">
      <style:text-properties style:font-name="Times New Roman" officeooo:rsid="0162a69a" style:font-name-complex="Times New Roman1"/>
    </style:style>
    <style:style style:name="T39" style:family="text">
      <style:text-properties style:font-name="Times New Roman" officeooo:rsid="0162b6fe" style:font-name-complex="Times New Roman1"/>
    </style:style>
    <style:style style:name="T40" style:family="text">
      <style:text-properties style:font-name="Times New Roman" officeooo:rsid="0164218c" style:font-name-complex="Times New Roman1"/>
    </style:style>
    <style:style style:name="T41" style:family="text">
      <style:text-properties style:font-name="Times New Roman" fo:language="en" fo:country="US" style:font-name-complex="Times New Roman1"/>
    </style:style>
    <style:style style:name="T42" style:family="text">
      <style:text-properties style:font-name="Times New Roman" fo:language="en" fo:country="US" style:font-name-complex="Times New Roman1" style:font-weight-complex="bold"/>
    </style:style>
    <style:style style:name="T43" style:family="text">
      <style:text-properties style:font-name="Times New Roman" fo:language="en" fo:country="US" fo:font-weight="bold" style:font-weight-asian="bold" style:font-name-complex="Times New Roman1"/>
    </style:style>
    <style:style style:name="T44" style:family="text">
      <style:text-properties style:font-name="Times New Roman" fo:language="en" fo:country="US" fo:font-weight="bold" style:font-weight-asian="bold" style:font-name-complex="Times New Roman1" style:font-weight-complex="bold"/>
    </style:style>
    <style:style style:name="T45" style:family="text">
      <style:text-properties style:font-name="Times New Roman" fo:language="en" fo:country="US" fo:font-weight="bold" style:font-name-asian="Times New Roman1" style:language-asian="ru" style:country-asian="RU" style:font-weight-asian="bold" style:font-name-complex="Times New Roman1"/>
    </style:style>
    <style:style style:name="T46" style:family="text">
      <style:text-properties style:font-name="Times New Roman" fo:language="en" fo:country="US" fo:font-style="italic" style:font-style-asian="italic" style:font-name-complex="Times New Roman1"/>
    </style:style>
    <style:style style:name="T47" style:family="text">
      <style:text-properties style:font-name="Times New Roman" fo:language="en" fo:country="US" fo:font-style="italic" style:font-style-asian="italic" style:font-name-complex="Times New Roman1" style:font-weight-complex="bold"/>
    </style:style>
    <style:style style:name="T48" style:family="text">
      <style:text-properties style:font-name="Times New Roman" fo:language="en" fo:country="US" fo:font-style="italic" style:font-name-asian="Times New Roman1" style:language-asian="ru" style:country-asian="RU" style:font-style-asian="italic" style:font-name-complex="Times New Roman1"/>
    </style:style>
    <style:style style:name="T49" style:family="text">
      <style:text-properties style:font-name="Times New Roman" fo:language="en" fo:country="US" style:font-name-asian="Times New Roman1" style:language-asian="ru" style:country-asian="RU" style:font-name-complex="Times New Roman1"/>
    </style:style>
    <style:style style:name="T50" style:family="text">
      <style:text-properties style:text-position="sub 58%"/>
    </style:style>
    <style:style style:name="T51" style:family="text">
      <style:text-properties style:text-position="sub 58%" style:font-name="Times New Roman" style:font-name-complex="Times New Roman1"/>
    </style:style>
    <style:style style:name="T52" style:family="text">
      <style:text-properties style:text-position="sub 58%" style:font-name-asian="Times New Roman1" style:font-name-complex="Times New Roman1"/>
    </style:style>
    <style:style style:name="T53" style:family="text">
      <style:text-properties style:text-position="sub 58%" fo:language="en" fo:country="US"/>
    </style:style>
    <style:style style:name="T54" style:family="text">
      <style:text-properties style:text-position="sub 58%" fo:language="en" fo:country="US" style:font-name-asian="Times New Roman1" style:font-name-complex="Times New Roman1"/>
    </style:style>
    <style:style style:name="T55" style:family="text">
      <style:text-properties style:font-name="Symbol" style:font-name-complex="Times New Roman1"/>
    </style:style>
    <style:style style:name="T56" style:family="text">
      <style:text-properties style:font-name="Symbol" fo:language="en" fo:country="US" style:font-name-asian="Times New Roman1" style:font-name-complex="Times New Roman1"/>
    </style:style>
    <style:style style:name="T57" style:family="text">
      <style:text-properties fo:font-weight="bold" style:font-weight-asian="bold"/>
    </style:style>
    <style:style style:name="T58" style:family="text">
      <style:text-properties fo:font-weight="bold" style:font-weight-asian="bold" style:font-weight-complex="bold"/>
    </style:style>
    <style:style style:name="T59" style:family="text">
      <style:text-properties style:font-weight-complex="bold"/>
    </style:style>
    <style:style style:name="T60" style:family="text">
      <style:text-properties style:font-name-asian="Times New Roman1" style:font-name-complex="Times New Roman1"/>
    </style:style>
    <style:style style:name="T61" style:family="text">
      <style:text-properties officeooo:rsid="00beaaeb"/>
    </style:style>
    <style:style style:name="T62" style:family="text">
      <style:text-properties fo:language="ru" fo:country="RU" fo:font-weight="bold" officeooo:rsid="002fcf29" style:language-asian="zh" style:country-asian="CN" style:font-weight-asian="bold" style:language-complex="hi" style:country-complex="IN" style:font-weight-complex="bold"/>
    </style:style>
    <style:style style:name="T63" style:family="text">
      <style:text-properties fo:language="ru" fo:country="RU" fo:font-weight="bold" officeooo:rsid="0096af40" style:language-asian="zh" style:country-asian="CN" style:font-weight-asian="bold" style:language-complex="hi" style:country-complex="IN" style:font-weight-complex="bold"/>
    </style:style>
    <style:style style:name="T64" style:family="text">
      <style:text-properties fo:language="ru" fo:country="RU" fo:font-weight="bold" officeooo:rsid="00cab126" style:language-asian="zh" style:country-asian="CN" style:font-weight-asian="bold" style:language-complex="hi" style:country-complex="IN" style:font-weight-complex="bold"/>
    </style:style>
    <style:style style:name="T65" style:family="text">
      <style:text-properties officeooo:rsid="00c4c6fe"/>
    </style:style>
    <style:style style:name="T66" style:family="text">
      <style:text-properties officeooo:rsid="00c60e52"/>
    </style:style>
    <style:style style:name="T67" style:family="text">
      <style:text-properties officeooo:rsid="00c893ee"/>
    </style:style>
    <style:style style:name="T68" style:family="text">
      <style:text-properties officeooo:rsid="00cab126"/>
    </style:style>
    <style:style style:name="T69" style:family="text">
      <style:text-properties officeooo:rsid="00d489aa"/>
    </style:style>
    <style:style style:name="T70" style:family="text">
      <style:text-properties officeooo:rsid="00dd1e71"/>
    </style:style>
    <style:style style:name="T71" style:family="text">
      <style:text-properties officeooo:rsid="00e430b5"/>
    </style:style>
    <style:style style:name="T72" style:family="text">
      <style:text-properties officeooo:rsid="00e9415b"/>
    </style:style>
    <style:style style:name="T73" style:family="text">
      <style:text-properties officeooo:rsid="00e99952"/>
    </style:style>
    <style:style style:name="T74" style:family="text">
      <style:text-properties officeooo:rsid="00f4aca7"/>
    </style:style>
    <style:style style:name="T75" style:family="text">
      <style:text-properties officeooo:rsid="00f51784"/>
    </style:style>
    <style:style style:name="T76" style:family="text">
      <style:text-properties officeooo:rsid="00f53977"/>
    </style:style>
    <style:style style:name="T77" style:family="text">
      <style:text-properties officeooo:rsid="00f69757"/>
    </style:style>
    <style:style style:name="T78" style:family="text">
      <style:text-properties officeooo:rsid="00f8fee9"/>
    </style:style>
    <style:style style:name="T79" style:family="text">
      <style:text-properties officeooo:rsid="00f93d19"/>
    </style:style>
    <style:style style:name="T80" style:family="text">
      <style:text-properties officeooo:rsid="00fdc413"/>
    </style:style>
    <style:style style:name="T81" style:family="text">
      <style:text-properties style:text-underline-style="none" officeooo:rsid="00feb35d"/>
    </style:style>
    <style:style style:name="T82" style:family="text">
      <style:text-properties officeooo:rsid="0112a99a"/>
    </style:style>
    <style:style style:name="T83" style:family="text">
      <style:text-properties officeooo:rsid="011df30b"/>
    </style:style>
    <style:style style:name="T84" style:family="text">
      <style:text-properties officeooo:rsid="011f609c"/>
    </style:style>
    <style:style style:name="T85" style:family="text">
      <style:text-properties officeooo:rsid="01215a94"/>
    </style:style>
    <style:style style:name="T86" style:family="text">
      <style:text-properties officeooo:rsid="012625f1"/>
    </style:style>
    <style:style style:name="T87" style:family="text">
      <style:text-properties officeooo:rsid="012c5e4b"/>
    </style:style>
    <style:style style:name="T88" style:family="text">
      <style:text-properties officeooo:rsid="012d6618"/>
    </style:style>
    <style:style style:name="T89" style:family="text">
      <style:text-properties officeooo:rsid="012f3772"/>
    </style:style>
    <style:style style:name="T90" style:family="text">
      <style:text-properties officeooo:rsid="01332cba"/>
    </style:style>
    <style:style style:name="T91" style:family="text">
      <style:text-properties officeooo:rsid="013450f0"/>
    </style:style>
    <style:style style:name="T92" style:family="text">
      <style:text-properties officeooo:rsid="0137a33b"/>
    </style:style>
    <style:style style:name="T93" style:family="text">
      <style:text-properties officeooo:rsid="01399cae"/>
    </style:style>
    <style:style style:name="T94" style:family="text">
      <style:text-properties officeooo:rsid="013b06ed"/>
    </style:style>
    <style:style style:name="T95" style:family="text">
      <style:text-properties officeooo:rsid="013bf5a2"/>
    </style:style>
    <style:style style:name="T96" style:family="text">
      <style:text-properties officeooo:rsid="013c0b6d"/>
    </style:style>
    <style:style style:name="T97" style:family="text">
      <style:text-properties officeooo:rsid="013d33f1"/>
    </style:style>
    <style:style style:name="T98" style:family="text">
      <style:text-properties officeooo:rsid="013da90f"/>
    </style:style>
    <style:style style:name="T99" style:family="text">
      <style:text-properties officeooo:rsid="013f99b9"/>
    </style:style>
    <style:style style:name="T100" style:family="text">
      <style:text-properties officeooo:rsid="01415215"/>
    </style:style>
    <style:style style:name="T101" style:family="text">
      <style:text-properties officeooo:rsid="0142f3c4"/>
    </style:style>
    <style:style style:name="T102" style:family="text">
      <style:text-properties officeooo:rsid="0144cb75"/>
    </style:style>
    <style:style style:name="T103" style:family="text">
      <style:text-properties officeooo:rsid="014a0649"/>
    </style:style>
    <style:style style:name="T104" style:family="text">
      <style:text-properties officeooo:rsid="014bea91"/>
    </style:style>
    <style:style style:name="T105" style:family="text">
      <style:text-properties officeooo:rsid="01529b52"/>
    </style:style>
    <style:style style:name="T106" style:family="text">
      <style:text-properties officeooo:rsid="01558387"/>
    </style:style>
    <style:style style:name="T107" style:family="text">
      <style:text-properties officeooo:rsid="015ab703"/>
    </style:style>
    <style:style style:name="T108" style:family="text">
      <style:text-properties officeooo:rsid="0163cca6"/>
    </style:style>
    <style:style style:name="T109" style:family="text">
      <style:text-properties fo:color="#000000" style:font-name="Times New Roman" officeooo:rsid="01096dfc" style:font-name-complex="Times New Roman1"/>
    </style:style>
    <style:style style:name="T110" style:family="text">
      <style:text-properties fo:color="#000000" style:text-position="super 58%" style:font-name="Times New Roman" officeooo:rsid="01096dfc" style:font-name-complex="Times New Roman1"/>
    </style:style>
    <style:style style:name="T111" style:family="text">
      <style:text-properties officeooo:rsid="0165eacf"/>
    </style:style>
    <style:style style:name="T112" style:family="text">
      <style:text-properties officeooo:rsid="01675aa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728331359863579384" text:style-name="WWNum1">
        <text:list-item>
          <text:list>
            <text:list-item>
              <text:h text:style-name="P60" text:outline-level="2">Масс спектро<text:span text:style-name="T61">мет</text:span>рия и особенности фрагментации трифлатных, тозилатных и тетрафторборатных солей диазонии при ионизации электроспреем</text:h>
            </text:list-item>
          </text:list>
        </text:list-item>
      </text:list>
      <text:p text:style-name="Standard"><text:span text:style-name="T1">Alexander A. Bondarev,</text:span><text:span text:style-name="T10">1</text:span><text:span text:style-name="T1"> Evgeny V. Naumov,</text:span><text:span text:style-name="T10">1</text:span><text:span text:style-name="T1"> Assiya Zh. Kassanova</text:span><text:span text:style-name="T10">2</text:span><text:span text:style-name="T1">, Elena A. Krasnokutskaya</text:span><text:span text:style-name="T10">2</text:span><text:span text:style-name="T1">, Victor D. Filimonov</text:span><text:span text:style-name="T10">2</text:span><text:span text:style-name="T1"> </text:span></text:p>
      <text:p text:style-name="P2"/>
      <text:p text:style-name="Standard"><text:span text:style-name="T10">1 </text:span><text:span text:style-name="T1">Department of Biomedicine, Altai State University, Barnaul, Russia, alex_root@mail.ru</text:span></text:p>
      <text:p text:style-name="Standard"><text:span text:style-name="T10">2 </text:span><text:span text:style-name="T1">Department of Biotechnology and Organic Chemistry, National Research Tomsk Polytechnic University, 634050 Tomsk, Russia <text:s/></text:span></text:p>
      <text:list xml:id="list173505435165315" text:continue-numbering="true" text:style-name="WWNum1">
        <text:list-item>
          <text:list>
            <text:list-item>
              <text:list>
                <text:list-item>
                  <text:h text:style-name="P61" text:outline-level="3">Abstract</text:h>
                </text:list-item>
                <text:list-item>
                  <text:p text:style-name="P46">Впервые были получены масс спектры трифлатных и тозилатных солей <text:s text:c="2"/>фенилдиазония <text:span text:style-name="T70">и его замещенных производных</text:span>. Для наблюдаемых катионов и комплексных частиц исследована фрагментация <text:s/>при различных энергиях. Проведено квантово химическое исследование энергии отщепления азота. Рассчитана энергия и структура образующихся солевых кластеров в газовой фазе. Показано, <text:span text:style-name="T69">что в образование солевых кластеров кроме ионного взаимодействия вносит вклад водородные связи. Исследование фрагментации кластерных ионов показало более высокую стабильность диазониевых частиц в присутствии трифлатных и тозилатных анионов.</text:span></text:p>
                </text:list-item>
                <text:list-item>
                  <text:h text:style-name="P61" text:outline-level="3">1. Introduction</text:h>
                  <text:list>
                    <text:list-item>
                      <text:p text:style-name="P75"><text:span text:style-name="T15">Ароматические диазониевые соли (DS) являются важнейшими и широко применяемыми реагентами в органическом синтезе и промышленности </text:span><text:span text:style-name="T17">[1]</text:span><text:span text:style-name="T15">. <text:s/></text:span><text:span text:style-name="T26">DS и</text:span><text:span text:style-name="T15">спользуются для получения сложных продуктов органического синтеза, </text:span><text:span text:style-name="T16">инициации полимеризации, </text:span><text:span text:style-name="T15">модификации поверхностей и наноматериалов </text:span><text:span text:style-name="T17">[2]</text:span><text:span text:style-name="T15">. </text:span><text:span text:style-name="T35">Однако м</text:span><text:span text:style-name="T26">ногим DS присущи такие недостатки, как взрывоопасность и малая устойчивость при фото облучении, нагреве и механическом воздействии </text:span><text:span text:style-name="T35">в сухом твердом состоянии</text:span><text:span text:style-name="T26">[</text:span><text:span text:style-name="T27">7,8</text:span><text:span text:style-name="T26">].</text:span><text:span text:style-name="T15"> </text:span><text:span text:style-name="T27">Эти недостатки сдерживают масштабы и ограничивают </text:span><text:span text:style-name="T17">сферы применения </text:span><text:span text:style-name="T27">DS.</text:span><text:span text:style-name="T17"> </text:span><text:span text:style-name="T27">Многие из этих </text:span><text:span text:style-name="T17">веществ </text:span><text:span text:style-name="T27">опасны </text:span><text:span text:style-name="T17">при хранении и транспортировке. </text:span><text:span text:style-name="T35">С</text:span><text:span text:style-name="T17">табильность </text:span><text:span text:style-name="T27">DS</text:span><text:span text:style-name="T17"> связана с </text:span><text:span text:style-name="T35">как </text:span><text:span text:style-name="T17">электронным строением и свойствами самого диазониевого катиона, </text:span><text:span text:style-name="T35">так</text:span><text:span text:style-name="T17"> </text:span><text:span text:style-name="T35">и </text:span><text:span text:style-name="T17">природой противо</text:span><text:span text:style-name="T18">-</text:span><text:span text:style-name="T17">иона и характером их взаимодействия. </text:span><text:span text:style-name="T27">В настоящее время вопрос </text:span><text:span text:style-name="T37">стабильности</text:span><text:span text:style-name="T27"> мало исследован и требует дальнейшего более глубокого изучения теоретическими и экспериментальными методами.</text:span></text:p>
                    </text:list-item>
                    <text:list-item>
                      <text:p text:style-name="P76"><text:span text:style-name="T17">Х</text:span><text:span text:style-name="T15">орошо известно явление стабилизации растворов солей диазония при </text:span><text:span text:style-name="T35">добавлении нафтилсульфокислоты. Предполагалось, что стабилизация происходит при </text:span><text:span text:style-name="T15">образовании <text:s/>арендиазоний нафтилсульфонатов </text:span><text:span text:style-name="T35">в растворе в результате ионного обмена [1a], </text:span><text:span text:style-name="T36">однако этот механизм не доказан</text:span><text:span text:style-name="T35">.</text:span><text:span text:style-name="T15"> </text:span><text:span text:style-name="T36">Ранее нам впервые удалось получить</text:span><text:span text:style-name="T15"> тозилатны</text:span><text:span text:style-name="T36">е</text:span><text:span text:style-name="T15"> и трифлатны</text:span><text:span text:style-name="T36">е</text:span><text:span text:style-name="T15"> сол</text:span><text:span text:style-name="T36">и более стабильные </text:span><text:span text:style-name="T15">твердом состоянии </text:span><text:span text:style-name="T36">[3], чем тетрафторборатные</text:span><text:span text:style-name="T15">. </text:span><text:span text:style-name="T36">Доказана их высокая диазониевая активность в ряде реакций [3,4a-e,4g,5a-d]. Т</text:span><text:span text:style-name="T23">озилатные и трифлатные соли более удобны в вследствие хорошей растворимости в органических растворителях, </text:span><text:span text:style-name="T24">что значительно </text:span><text:soft-page-break/><text:span text:style-name="T24">расширяет сферу их применения</text:span><text:span text:style-name="T23">. </text:span><text:span text:style-name="T36">Арендиазоний тозилаты тозилаты являются удобными реагентами для модификации поверхностей карбонизированых наночастиц [5e] и графена [5f].</text:span><text:span text:style-name="T23"> </text:span><text:span text:style-name="T36">Однако в </text:span><text:span text:style-name="T15">настоящее время влияние противо</text:span><text:span text:style-name="T23">-</text:span><text:span text:style-name="T15">иона и механизм повышения стабильности оста</text:span><text:span text:style-name="T36">ю</text:span><text:span text:style-name="T15">тся недостаточно изученным</text:span><text:span text:style-name="T36">и</text:span><text:span text:style-name="T15">. </text:span></text:p>
                    </text:list-item>
                    <text:list-item>
                      <text:p text:style-name="P69"><text:span text:style-name="T17">М</text:span><text:span text:style-name="T15">асс спектрометрия один из высокоточных методов, позволяющих изучать ионы в газовой фазе или вакууме, оценить их стабильность, пути распада и взаимодействие с другими частицами. Однако к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 </text:span><text:span text:style-name="T19">Наиболее подходящим методом для изучения этих объектов является метод ВЭЖХ-МС при ионизации электроспреем, который позволяет перевести заряжен</text:span><text:span text:style-name="T20">н</text:span><text:span text:style-name="T19">ые частицы из раствора непосредственно в газовую фазу (атмосферу азота), а затем в вакуум. </text:span><text:span text:style-name="T28">Метод ионизации электроспреем широко используется для изучения механизмов органических реакций в газовой фазе []. </text:span></text:p>
                    </text:list-item>
                    <text:list-item>
                      <text:p text:style-name="P68"><text:span text:style-name="T28">В </text:span><text:span text:style-name="T15">настоящее время опубликованы лишь две работы по изучению DS методом LC-MS [D1,D2]. </text:span><text:span text:style-name="T30">По данным авторов [D1] </text:span><text:span text:style-name="T31">первой стадией и основным путем фрагментации</text:span><text:span text:style-name="T15"> </text:span><text:span text:style-name="T31">диазониевых катионов и диазотатов является отщепление молекулярного азота. </text:span><text:span text:style-name="T34">В работе [D1] представлены спектры фрагментации при различных напряжениях на скиммере. Однако важно посмотреть поведение катионов в более прямом эксперименте с использовании ячейки соударений, где можно задавать более точно энергию воздействия на частицы. Есть ряд работ, где метод ESI LC-MS использован для изучения азобензолов [], где также происходят процессы фрагментации с отщеплением азота. </text:span><text:span text:style-name="T32">Следует отметить что процесс отщепления азота </text:span><text:span text:style-name="T33">от диазониевого катиона является равновесным и происходит даже в твердой фазе, что показано в работе с использованием меченных атомов N</text:span><text:span text:style-name="T13">15</text:span><text:span text:style-name="T33"> []. </text:span><text:span text:style-name="T40">В исследовании [] выявлено</text:span><text:span text:style-name="T109">, что изотопный эффект не чувствителен к природе и положению заместителей в ароматическом кольце. Разница в энергии активации для разложения </text:span><text:span text:style-name="T110">14</text:span><text:span text:style-name="T109">N и </text:span><text:span text:style-name="T110">15</text:span><text:span text:style-name="T109">N изотопно-меченых диазониевых солей составляет 32 кал/моль.</text:span></text:p>
                    </text:list-item>
                    <text:list-item>
                      <text:p text:style-name="P70"><text:span text:style-name="T19">В </text:span><text:span text:style-name="T15">работе [3] </text:span><text:span text:style-name="T20">подробно изучены состояни</text:span><text:span text:style-name="T29">я</text:span><text:span text:style-name="T20"> тетрафторборатных пара замещенных производных фенилдиазония в экспериментах с использованием ионизации электроспреем. </text:span><text:span text:style-name="T38">Авторами п</text:span><text:span text:style-name="T20">роведен анализ взаимодействий и превращений, происходящих между молекулами нуклеофилов и фенильными катионами в газовой фазе. </text:span><text:span text:style-name="T21">В статье рассматривается </text:span><text:span text:style-name="T22">явление</text:span><text:span text:style-name="T21"> </text:span><text:span text:style-name="T22">образования кластерных частиц содержащих катион и несколько молекул, характерное для солей диазония. </text:span><text:span text:style-name="T25">Также в этом исследовании описан аномальный спектр при фрагментации орто</text:span><text:span text:style-name="T39">-</text:span><text:span text:style-name="T25">нитро</text:span><text:span text:style-name="T39">фенилдиазоний тетрафторбората</text:span><text:span text:style-name="T25">.</text:span></text:p>
                    </text:list-item>
                    <text:list-item>
                      <text:p text:style-name="P71">В нашей работе мы ставили целью изучить свойства перспективных тозилатных и трифлатных солей в экспериментах по масс <text:span text:style-name="T72">спектрометрии</text:span> при ионизации электроспреем. Использовать этот метод для сравнения стабильности диазониевых катионов в газовой фазе на основе их масс спектров второго уровня при различных энергиях. Также было важно провести квантово-химическое исследование стабильности катионов и сопоставить результаты с экспериментом. <text:span text:style-name="T73">Выявить влияние природы и положения заместителей на прочность катионов.</text:span> <text:span text:style-name="T73">Также мы планировали провести подробное квантовохимическое исследование процесса перегруппировки происходящего при отщеплении азота от 2-</text:span><text:soft-page-break/><text:span text:style-name="T73">нитрофенилдиазония, чтобы подробнее описать особенности фрагментации этого катиона. В исследовании [] методами квантовой химии изучена энергетика и механизмы процессов протекающих с участием орто замещенных фенильных катионов в газовой фазе. </text:span></text:p>
                    </text:list-item>
                    <text:list-item>
                      <text:p text:style-name="P73">DFT методы применяются для моделирования диазониевых катионов и химических реакций []. Следует отметить работу [], где авторы обращают внимание на возможность существования фенильных катионов как в синглетном, так и в триплетном состоянии. Этот факт мы учитывали при выполнении квантово химических расчетов.</text:p>
                    </text:list-item>
                    <text:list-item>
                      <text:p text:style-name="P72"><text:span text:style-name="T71">Другой</text:span> <text:span text:style-name="T108">задачей</text:span> было изучение <text:span text:style-name="T71">фрагментации кластерных ионов в зависимости от энергии соударений с целью оценить влияние противо-иона на процесс фрагментации диазониевых частиц. Также мы планировали квантово-химическое исследование энергетики процессов образования кластеров, что бы описать особенности процесса фрагментации. Интерес представляет пространственное строение кластерных катионов и сравнение параметров химических связей с рентгеноструктурными данными для DS в твердой фазе [].</text:span></text:p>
                    </text:list-item>
                    <text:list-item>
                      <text:p text:style-name="P74">Эти дополнительные <text:span text:style-name="T82">экспериментальные и теоретические </text:span>исследования позволяют расширить понимание закономерностей и причин <text:span text:style-name="T74">повышенной </text:span>стабильности трифлатных и тозилатных солей диазония.</text:p>
                    </text:list-item>
                    <text:list-item>
                      <text:p text:style-name="P73">Для исследований мы выбрали и синтезировали рад DS вариацией заместителей различной природы (метокси, нитро, бром, карбокси) и их положения. Для изучения влияния противоиона были получены трифлатные, тозилатные и тетрафторборатные DS.</text:p>
                    </text:list-item>
                  </text:list>
                </text:list-item>
              </text:list>
            </text:list-item>
          </text:list>
        </text:list-item>
      </text:list>
      <text:p text:style-name="P3">Вместе с тем, для многих <text:span text:style-name="T1">DS</text:span> типичны такие недостатки, как малая устойчивость при хранении в сухом состоянии и склонность к взрывообразному разложению при нагревании, <text:s/>фотоооблучении и механических воздействиях [1<text:span text:style-name="T1">a</text:span>],<text:span text:style-name="T9"> </text:span>что затрудняет их получение и использование особенно в промышленном масштабе.</text:p>
      <text:p text:style-name="P3"><text:span text:style-name="T15">Давно известно, что солянокислые растворы арендиазоний хлоридов могут быть «стабилизированы» добавками нафталинсульфокислоты. Предполагалось, хотя и без доказательств, что эта стабилизация происходит за счет ионного обмена и образования в растворах арендиазоний нафтилсульфонатов [1</text:span><text:span text:style-name="T41">a</text:span><text:span text:style-name="T15">]. Ранее нам впервые удалось получить в индивидуальном состоянии арендиазоний тозилаты ArN</text:span><text:span text:style-name="T51">2</text:span><text:span text:style-name="T12">+ </text:span><text:span text:style-name="T15">TsO</text:span><text:span text:style-name="T12">-</text:span><text:span text:style-name="T15"> и показать, что они действительно стабильны при хранении в сухом состоянии, хорошо растворимы, как в воде, так и полярных растворителях [3]. 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41">a</text:span><text:span text:style-name="T15">-</text:span><text:span text:style-name="T41">e</text:span><text:span text:style-name="T15">] и введение в арены изотопа </text:span><text:span text:style-name="T12">18</text:span><text:span text:style-name="T15">F [4</text:span><text:span text:style-name="T41">f</text:span><text:span text:style-name="T15">], для получения ароматических азидов [4</text:span><text:span text:style-name="T41">g</text:span><text:span text:style-name="T15">], проведения azo-coupling с этил </text:span><text:span text:style-name="T55"></text:span><text:span text:style-name="T15">-метилацетоацетатом [5</text:span><text:span text:style-name="T41">a</text:span><text:span text:style-name="T15">], замещении диазониевой группы на триэтоксисилильную [5</text:span><text:span text:style-name="T41">b</text:span><text:span text:style-name="T15">], Cu- и Pd-catalyzed арилирования 5</text:span><text:span text:style-name="T41">c</text:span><text:span text:style-name="T15">,</text:span><text:span text:style-name="T41">d</text:span><text:span text:style-name="T15">].</text:span><text:span text:style-name="T12"> </text:span><text:span text:style-name="T15">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41">e</text:span><text:span text:style-name="T15">] и графену [5</text:span><text:span text:style-name="T41">f</text:span><text:span text:style-name="T15">].</text:span> </text:p>
      <text:p text:style-name="P3">Другая задача данной работы состояла в оценке возможностей <text:span text:style-name="T1">DFT</text:span> квантово-химических методов для теоретической оценки процессов термического разложения DS и прояснения его механизма. Насколько нам известно, <text:span text:style-name="T1">DFT</text:span> методы для этих целей ранее не использовались. </text:p>
      <text:p text:style-name="P3"><text:soft-page-break/>Эти исследования важны как с прикладной точки зрения, для оценки стабильности конкретных солей, возможностей и ограничений их индустриального применения, так и для лучшего понимания механизмов термического разложения DS. Знание механизмов и основных закономерностей разложения позволит наметить дальнейшие пути для повышения стабильности этого класса веществ. Повышение стабильности в свою очередь расширит сферы применения диазониевых солей и повысит уровень безопасности их использования.</text:p>
      <text:list xml:id="list173504358102927" text:continue-numbering="true" text:style-name="WWNum1">
        <text:list-item>
          <text:list>
            <text:list-item>
              <text:list>
                <text:list-item>
                  <text:h text:style-name="P62" text:outline-level="3">Литературные данные</text:h>
                </text:list-item>
              </text:list>
            </text:list-item>
          </text:list>
        </text:list-item>
      </text:list>
      <text:p text:style-name="P3">Опубликован ряд работ, в которых рассматривались процессы термического [6] и фотохимического [7] разложению DS в различных растворах, включая ионные жидкости, главным образом, с целью определения механизмов реакций.</text:p>
      <text:p text:style-name="P3">Стабильность же и безопасность диазониевых солей в чистом сухом виде при хранении изучены относительно мало. В работах [8] приводили сравнительный анализ и оценку устойчивости диазониевых солей к детонации и воздействию пламени без определения продуктов разложения. В статье [8<text:span text:style-name="T1">b</text:span>] был исследован изотопный эффект <text:span text:style-name="T9">15</text:span>N для реакций разложения фенилдиазоний хлоридов и тетрафторборатов. Выявлено, что изотопный эффект не чувствителен к природе и положению заместителей в ароматическом кольце и природе противоиона. Разница в энергии активации для разложения <text:span text:style-name="T9">14</text:span>N и <text:span text:style-name="T9">15</text:span>N изотопно-меченых диазониевых солей составляет 32 кал/моль. В работе [8<text:span text:style-name="T1">a</text:span>] проведен сравнительный анализ энергий термического разложения и детонационной чувствительности арендиазоний хлоридов, замечено, что в ряду орто-, мета- и пара-производных чувствительность к детонации уменьшается. Существенное влияние оказывает природа заместителя в ароматическом ядре, нитропроизводные оказались заметно более чувствительны к удару, чем хлорпроизводные. Наблюдается понижение детонационной чувствительности с увеличением молекулярной массы, что связано с уменьшением удельной величины выделяемой энергии на единицу массы. Отмечено, что детонационная стабильность сильно зависит от размера и формы кристаллов, а также от наличия примесей. Корреляции между чувствительностью к детонации и термической стабильностью не обнаружены. В целом авторы замечают, что установленные зависимости не всегда выполняются и в большинстве случаев вопрос стабильности диазониевых солей необходимо рассматривать в индивидуальном порядке.</text:p>
      <text:p text:style-name="P3">В работах [3, 4<text:span text:style-name="T1">b</text:span>] определены энергии термического разложения некоторых <text:span text:style-name="T15">арендиазоний тозилатов </text:span>методом <text:span text:style-name="T1">DSC</text:span> и показано, что в большинстве случаев эти энергии лежат ниже 800 <text:span text:style-name="T1">J</text:span>\<text:span text:style-name="T1">g</text:span>. Однако продукты термического разложения ADTS не исследовались и остаются до сих пор неизвестными.</text:p>
      <text:list xml:id="list173504243336030" text:continue-numbering="true" text:style-name="WWNum1">
        <text:list-item>
          <text:list>
            <text:list-item>
              <text:list>
                <text:list-item>
                  <text:h text:style-name="P63" text:outline-level="3">2. Experimental section</text:h>
                </text:list-item>
                <text:list-item>
                  <text:p text:style-name="P51">2.1. <text:span text:style-name="T65">Получение диазониевых солей</text:span></text:p>
                </text:list-item>
              </text:list>
            </text:list-item>
          </text:list>
        </text:list-item>
      </text:list>
      <text:p text:style-name="P3"><text:span text:style-name="T4">General synthesis of arenediazonium trflates (1a-d)</text:span><text:span text:style-name="T2"> </text:span></text:p>
      <text:p text:style-name="P3">В<text:span text:style-name="T1"> 6 </text:span>мл<text:span text:style-name="T1"> </text:span>ледяной<text:span text:style-name="T1"> </text:span>уксусной<text:span text:style-name="T1"> </text:span>кислоты<text:span text:style-name="T1"> </text:span>растворяли<text:span text:style-name="T1"> 0.5 </text:span>мл<text:span text:style-name="T1"> (1.2 mmol) </text:span>трифторметансульфокислоты<text:span text:style-name="T1"> </text:span>и<text:span text:style-name="T1"> 1.0 mmol aniline. <text:s/></text:span>К раствору при перемешивании по каплям <text:soft-page-break/>прибавляли 1 <text:span text:style-name="T1">mmol</text:span> <text:span text:style-name="T1">butyl</text:span> <text:span text:style-name="T1">nitrite</text:span> при температуре 0-5 <text:span text:style-name="T9">о</text:span>С. Затем, при охлаждении по каплям прибавляли 0,6 мл бутилнитрита. Реакционную массу перемешивали при 10-15 <text:span text:style-name="T9">о</text:span>С в течение <text:s/>10-20 мин до исчезновения пятна анилина на ТСХ (элюент гексан-<text:span text:style-name="T1">EtOAc</text:span> 3:2). К реакционному раствору прибавляли 100-150 мл эфира, отфильтровывали осадок соли <text:span text:style-name="T57">1</text:span>, промывали эфиром и высушивали в вакууме при комнатной температуре 48 часов.</text:p>
      <text:p text:style-name="P3"><text:span text:style-name="T58">2-</text:span><text:span text:style-name="T3">Nitrobenzenediazonium</text:span><text:span text:style-name="T58"> </text:span><text:span text:style-name="T3">trifluoromethanesulfonate</text:span><text:span text:style-name="T58"> (1</text:span><text:span text:style-name="T3">a</text:span><text:span text:style-name="T58">). </text:span><text:span text:style-name="T5">Yeild</text:span><text:span text:style-name="T59"> 94%, </text:span><text:span text:style-name="T5">mp</text:span><text:span text:style-name="T59"> 110 </text:span><text:span text:style-name="T11">o</text:span><text:span text:style-name="T5">C</text:span><text:span text:style-name="T59">. </text:span><text:span text:style-name="T14">1</text:span><text:span text:style-name="T6">H</text:span><text:span text:style-name="T60"> ЯМР (300 МГц, </text:span><text:span text:style-name="T6">DMSO</text:span><text:span text:style-name="T60">-</text:span><text:span text:style-name="T6">d</text:span><text:span text:style-name="T52">6</text:span><text:span text:style-name="T60">), </text:span><text:span text:style-name="T56"></text:span><text:span text:style-name="T60">, </text:span><text:span text:style-name="T6">ppm</text:span><text:span text:style-name="T60">:</text:span> 8.39-8.44 (м, 1Н, <text:span text:style-name="T1">J</text:span>=15.9 Гц), 8.51-8.56 (м, 1Н, <text:span text:style-name="T1">J</text:span>=15.9 Гц), 8.79 (д, 1Н, <text:span text:style-name="T1">J</text:span>=8.1 Гц), 9.12 (д, 1Н, <text:span text:style-name="T1">J</text:span> 8.1 Гц). 13 С ЯМР (75 МГц, ДМСО-<text:span text:style-name="T1">d</text:span><text:span text:style-name="T50">6</text:span> ) <text:span text:style-name="T1">δ</text:span>: 120.6 (<text:span text:style-name="T1">t</text:span>, <text:span text:style-name="T1">CF</text:span><text:span text:style-name="T50">3</text:span>, <text:span text:style-name="T1">J</text:span>=320 Гц), 111.1, 118.5, 122.8, 128.1, 136.6, 142.3, 144.5. <text:span text:style-name="T1">IR (KBr): 2359 см</text:span><text:span text:style-name="T10">-1</text:span><text:span text:style-name="T1"> . </text:span></text:p>
      <text:p text:style-name="P7"><text:span text:style-name="T1">Calc.: C</text:span><text:span text:style-name="T53">7</text:span><text:span text:style-name="T1">H</text:span><text:span text:style-name="T53">4</text:span><text:span text:style-name="T1">F</text:span><text:span text:style-name="T53">3</text:span><text:span text:style-name="T1">N</text:span><text:span text:style-name="T53">3</text:span><text:span text:style-name="T1">O</text:span><text:span text:style-name="T53">5</text:span><text:span text:style-name="T1">S, C, 28.10; H, 1.35; N, 14.04; S, 10.72, F, 19.05. Found: C, 28.09; H, 1.32; N, 13.89; S, 10.85; F, 19.40.</text:span></text:p>
      <text:p text:style-name="P3"><text:span text:style-name="T3">3-Nitrobenzenediazonium trifluoromethanesulfonate (1b).</text:span><text:span text:style-name="T1"> </text:span><text:span text:style-name="T10">1</text:span><text:span text:style-name="T1">H NMR (300MHz, </text:span><text:span text:style-name="T6">DMSO-d</text:span><text:span text:style-name="T54">6</text:span><text:span text:style-name="T6">)</text:span><text:span text:style-name="T1">,</text:span></text:p>
      <text:p text:style-name="P3"><text:span text:style-name="T3">4-Nitrobenzenediazonium trifluoromethanesulfonate (1c).</text:span><text:span text:style-name="T1"> </text:span><text:span text:style-name="T10">1</text:span><text:span text:style-name="T1">H NMR (300MHz, </text:span><text:span text:style-name="T6">DMSO-d</text:span><text:span text:style-name="T54">6</text:span><text:span text:style-name="T6">)</text:span><text:span text:style-name="T1">,</text:span></text:p>
      <text:p text:style-name="P3"><text:span text:style-name="T3">4-Methoxybenzenediazonium trifluoromethanesulfonate (1d).</text:span><text:span text:style-name="T1"> </text:span><text:span text:style-name="T10">1</text:span><text:span text:style-name="T1">H NMR (300MHz, </text:span><text:span text:style-name="T6">DMSO-d</text:span><text:span text:style-name="T54">6</text:span><text:span text:style-name="T6">)</text:span><text:span text:style-name="T1">,</text:span></text:p>
      <text:p text:style-name="P4">4-Nitrobenzenediazonium tosylate (2)</text:p>
      <text:p text:style-name="P3">В 5 мл ледяной уксусной кислоты растворяли 0.928 г (5.4 <text:span text:style-name="T1">mmol</text:span>) <text:span text:style-name="T7">p</text:span>-<text:span text:style-name="T1">TsOH</text:span> <text:s/>и <text:s/>0.553 г (4.0 <text:span text:style-name="T1">mmol</text:span>) <text:span text:style-name="T7">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9">о</text:span>С. Реакционную массу перемешивали при 10-15 <text:span text:style-name="T9">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57">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10">o</text:span><text:span text:style-name="T1">C</text:span> (<text:span text:style-name="T1">lit</text:span> <text:span text:style-name="T9">3</text:span><text:span text:style-name="T1"> </text:span>132 <text:span text:style-name="T10">o</text:span><text:span text:style-name="T1">C</text:span>). </text:p>
      <text:p text:style-name="P3"><text:span text:style-name="T14">1</text:span><text:span text:style-name="T6">H</text:span><text:span text:style-name="T60"> ЯМР (300 МГц, </text:span><text:span text:style-name="T6">DMSO</text:span><text:span text:style-name="T60">-</text:span><text:span text:style-name="T6">d</text:span><text:span text:style-name="T52">6</text:span><text:span text:style-name="T60">), </text:span><text:span text:style-name="T56"></text:span><text:span text:style-name="T60">, </text:span><text:span text:style-name="T6">ppm</text:span><text:span text:style-name="T60">: 2.28 (</text:span><text:span text:style-name="T6">s</text:span><text:span text:style-name="T60">, 3</text:span><text:span text:style-name="T6">H</text:span><text:span text:style-name="T60">), 7.09 (</text:span><text:span text:style-name="T6">d</text:span><text:span text:style-name="T60">, 2</text:span><text:span text:style-name="T6">H</text:span><text:span text:style-name="T60">, </text:span><text:span text:style-name="T8">J</text:span><text:span text:style-name="T60">=7.8 Гц), 7.45 (</text:span><text:span text:style-name="T6">d</text:span><text:span text:style-name="T60">, 2</text:span><text:span text:style-name="T6">H</text:span><text:span text:style-name="T60">, </text:span><text:span text:style-name="T6">J</text:span><text:span text:style-name="T60">=7.8 Гц), 8.68 (</text:span><text:span text:style-name="T6">d</text:span><text:span text:style-name="T60">, 2</text:span><text:span text:style-name="T6">H</text:span><text:span text:style-name="T60">, </text:span><text:span text:style-name="T8">J</text:span><text:span text:style-name="T60">=9.3 Гц), 8.92 (</text:span><text:span text:style-name="T6">d</text:span><text:span text:style-name="T60">, 2</text:span><text:span text:style-name="T6">H</text:span><text:span text:style-name="T60">, </text:span><text:span text:style-name="T8">J</text:span><text:span text:style-name="T60">=9.0 Гц). </text:span><text:span text:style-name="T14">13</text:span><text:span text:style-name="T6">C</text:span><text:span text:style-name="T60"> ЯМР (75 МГц, ДМСО), </text:span><text:span text:style-name="T56"></text:span><text:span text:style-name="T60">, </text:span><text:span text:style-name="T6">ppm</text:span><text:span text:style-name="T60">: 20.84, 121.96, 125.57, 126.05, 128.18, 134.59, 137.85, 145.55, 153.22.</text:span></text:p>
      <text:p text:style-name="P3"><text:span text:style-name="T57">4-</text:span><text:span text:style-name="T2">Nitrobenzenediazonium</text:span><text:span text:style-name="T57"> </text:span><text:span text:style-name="T2">tetrafluoroborate</text:span><text:span text:style-name="T57"> (3)</text:span> получен по методу [9].</text:p>
      <text:list xml:id="list173503424782219" text:continue-numbering="true" text:style-name="WWNum1">
        <text:list-item>
          <text:list>
            <text:list-item>
              <text:list>
                <text:list-item>
                  <text:p text:style-name="P52">2.<text:span text:style-name="T66">2</text:span>. <text:span text:style-name="T66">Масс спектрометрия растворов солей</text:span></text:p>
                </text:list-item>
              </text:list>
            </text:list-item>
          </text:list>
        </text:list-item>
      </text:list>
      <text:p text:style-name="P6">Спектры были получены на приборе Agilent LC-1260 MS QTOF 6530 c использованием источников ионизации электроспреем (ESI) и химической ионизации при атмосферном давлении (APCI). <text:span text:style-name="T80">Для элюирования использовали изократический ацетонитрил:вода 50:50. Колонка Zorbax Eclipse Plus C18 2.1x50mm 1.8 micron. Поток 0.25 мл/мин. Потенциал на фрагменторе 150В. Напряжение на капилляре 3500В. Энергия столкновений MSMS — 0, 0.01, 0.1, 1, 10, 20, 40 электрон вольт. Для исследования готовили 1% растворы диазониевых солей в смеси вода:ацетонитрил 50:50. Инжекция 1 мкл.</text:span></text:p>
      <text:p text:style-name="P5">Для <text:span text:style-name="T79">обработки и интегрирования </text:span><text:span text:style-name="T81">масс спектро и</text:span><text:span text:style-name="T79">спользован программный комплекс OpenMS 2.0 [???]. Отдельно производилось интегрирование спектров первого уровня и спектров второго уровня отдельно по каждому прекурсору.</text:span></text:p>
      <text:list xml:id="list173504420307523" text:continue-numbering="true" text:style-name="WWNum1">
        <text:list-item>
          <text:list>
            <text:list-item>
              <text:list>
                <text:list-item>
                  <text:p text:style-name="P53"><text:soft-page-break/>2.<text:span text:style-name="T66">3</text:span>. <text:span text:style-name="T66">Квантовохимические расчеты</text:span></text:p>
                </text:list-item>
                <text:list-item>
                  <text:p text:style-name="P56">Выполнены с помощью программного комплекса Gaussian 09. Расчеты термодинамики распада диазониевых катионов с отщеплением азота выполнялись методом DFT Unrestricted и Restricted B3LYP в базисе aug-cc-pVDZ. В ходе расчетов рассмотрена возможность существования катионов в триплетном состоянии. <text:span text:style-name="T76">Для всех систем рассчитан теоретический ИК спектр, отсутствие отрицательных частот доказывает стационарный характер оптимизированных структур.</text:span></text:p>
                </text:list-item>
                <text:list-item>
                  <text:p text:style-name="P57"><text:span text:style-name="T75">Для 2-нитрофенилдиазония выполнено сканирование энергии в процессе возрастании длины связи C-N и отщеплении азота. Расчет произведен с использованием квантовохимического программного комплекса ORCA-3.0.2. [???] методом R-B3LYP в базисе</text:span> aug-cc-pVDZ. </text:p>
                </text:list-item>
                <text:list-item>
                  <text:p text:style-name="P58">Для расчета оптимизированных структур и <text:span text:style-name="T77">термодинамики кластерных катионов использовали программный комплекс Gaussian 09. Расчет геометрии произведен методом R-B3LYP с использование базиса 6-31G(d,p). <text:s/>Выполнен расчет термодинамики в газовой фазе для процессов взаимодействия катион - анион и для процессов присоединения катиона к нейтральной молекуле.</text:span></text:p>
                </text:list-item>
                <text:list-item>
                  <text:p text:style-name="P59">Для обработки данных и построения графических зависимостей было использовано открытое программное обеспечение <text:span text:style-name="T78">-</text:span> gnuplot 5.0 [???].</text:p>
                </text:list-item>
                <text:list-item>
                  <text:h text:style-name="P64" text:outline-level="3">3. Results and discussion</text:h>
                </text:list-item>
                <text:list-item>
                  <text:p text:style-name="P54"><text:span text:style-name="T67">3</text:span>.<text:span text:style-name="T67">1</text:span>. <text:span text:style-name="T66">Масс спектры растворов солей диазония</text:span></text:p>
                </text:list-item>
              </text:list>
            </text:list-item>
          </text:list>
        </text:list-item>
      </text:list>
      <text:p text:style-name="P44">?</text:p>
      <text:list xml:id="list173504679175225" text:continue-numbering="true" text:style-name="WWNum1">
        <text:list-item>
          <text:list>
            <text:list-item>
              <text:list>
                <text:list-item>
                  <text:p text:style-name="P54"><text:span text:style-name="T67">3</text:span>.<text:span text:style-name="T67">2</text:span>. <text:span text:style-name="T67">Фрагментация диазониевых катионов</text:span></text:p>
                </text:list-item>
              </text:list>
            </text:list-item>
          </text:list>
        </text:list-item>
      </text:list>
      <text:p text:style-name="P42">?</text:p>
      <text:list xml:id="list173503684650817" text:continue-numbering="true" text:style-name="WWNum1">
        <text:list-item>
          <text:list>
            <text:list-item>
              <text:list>
                <text:list-item>
                  <text:p text:style-name="P54"><text:span text:style-name="T67">3</text:span>.<text:span text:style-name="T67">3</text:span>. <text:span text:style-name="T67">Квантовохимический расчет энергии отщепления азота при фрагментации диазониевых катионов</text:span></text:p>
                </text:list-item>
              </text:list>
            </text:list-item>
          </text:list>
        </text:list-item>
      </text:list>
      <text:p text:style-name="P43">?</text:p>
      <text:list xml:id="list173505375251539" text:continue-numbering="true" text:style-name="WWNum1">
        <text:list-item>
          <text:list>
            <text:list-item>
              <text:list>
                <text:list-item>
                  <text:p text:style-name="P54"><text:span text:style-name="T67">3</text:span>.<text:span text:style-name="T67">4</text:span>. <text:span text:style-name="T67">Фрагментация комплексных катионов</text:span></text:p>
                </text:list-item>
              </text:list>
            </text:list-item>
          </text:list>
        </text:list-item>
      </text:list>
      <text:p text:style-name="P43">?</text:p>
      <text:list xml:id="list173505123922236" text:continue-numbering="true" text:style-name="WWNum1">
        <text:list-item>
          <text:list>
            <text:list-item>
              <text:list>
                <text:list-item>
                  <text:p text:style-name="P54"><text:span text:style-name="T67">3</text:span>.<text:span text:style-name="T67">5</text:span>. <text:span text:style-name="T67">Квантовохимический расчет прочности комплексных катионов</text:span></text:p>
                </text:list-item>
              </text:list>
            </text:list-item>
          </text:list>
        </text:list-item>
      </text:list>
      <text:p text:style-name="P45">?</text:p>
      <text:list xml:id="list173504859783880" text:continue-numbering="true" text:style-name="WWNum1">
        <text:list-item>
          <text:list>
            <text:list-item>
              <text:list>
                <text:list-item>
                  <text:h text:style-name="P65" text:outline-level="3">4. Conclusions</text:h>
                </text:list-item>
                <text:list-item>
                  <text:p text:style-name="P47">При исследовании мы выявили следующие закономерности. </text:p>
                </text:list-item>
                <text:list-item>
                  <text:p text:style-name="P49"><text:soft-page-break/>Первой стадией при фрагментации является процесс отщепления молекулярного азота, что согласуется с литературными данными.</text:p>
                </text:list-item>
                <text:list-item>
                  <text:p text:style-name="P48"><text:span text:style-name="T67">Образование комплексных ионов обусловлено высокой энергией взаимодействия катион-анион. Природа связи - ионная и водородная. 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и образованию водородной связи. Вследствие высокой энергии взаимодействия катиона с анионом при фрагметнации в первую очередь происходит отщепление катиона от молекулы, что объясняет отсутствие в спекре MS2 промежуточных масс между массой кластера и диазониевого катиона.</text:span></text:p>
                </text:list-item>
                <text:list-item>
                  <text:p text:style-name="P50">Прочность трифлатных и тозилатных кластеров в эксперименте выше чем тетрафторборатных, наблюдается меньшее количество продуктов распада 2-нитрофенилдиазония в присутствии сульфонат ионов. <text:s/></text:p>
                </text:list-item>
                <text:list-item>
                  <text:p text:style-name="P50">Особеннос<text:span text:style-name="T111">тью</text:span> фрагментации 2-нитрофенилдиазония <text:span text:style-name="T111">является отсутствие массы соответствующей о-нитрофенильному катиону</text:span>. <text:span text:style-name="T111">Сканирование поверхности потенциальной энергии показало, что п</text:span>роисходит перегруппировка <text:span text:style-name="T111">и </text:span>последующи<text:span text:style-name="T111">й</text:span> распад с отщеплением NO.</text:p>
                </text:list-item>
                <text:list-item>
                  <text:p text:style-name="P50">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 Природа заместителя влияет в значительно меньшей степени. <text:span text:style-name="T111">Диазониевые катионы характеризуются невысокими значениями энергии отщепления азота в диапазоне 82-116 кДж/моль.</text:span></text:p>
                </text:list-item>
                <text:list-item>
                  <text:p text:style-name="P50">В следствии динамического равновесия при распаде диазониевого катиона, вакуум и атмосфера азота являются идеальной диэлектрической средой для проведении реакций. Использование метода ионизации электроспреем открывает технологические возможности модификации поверхностей и проведения уникальных реакций с участием диазониевых солей <text:span text:style-name="T112">в вакууме или газовой фазе</text:span>.</text:p>
                </text:list-item>
                <text:list-item>
                  <text:h text:style-name="P66" text:outline-level="3">References</text:h>
                </text:list-item>
              </text:list>
            </text:list-item>
          </text:list>
        </text:list-item>
        <text:list-item>
          <text:p text:style-name="P67"><text:span text:style-name="T41">1. (a) Zollinger, H. </text:span><text:span text:style-name="T46">Diazo Chemistry I: Aromatic and Heteroaromatic Compounds</text:span><text:span text:style-name="T41">; VCH, Weinheim, </text:span><text:span text:style-name="T43">1994</text:span><text:span text:style-name="T41">. (b) Roglands, A.; Pla-Quintana, A.; Moreno-Manas M. </text:span><text:span text:style-name="T46">Chem. Rev</text:span><text:span text:style-name="T41">. </text:span><text:span text:style-name="T43">2006</text:span><text:span text:style-name="T41">, </text:span><text:span text:style-name="T46">106</text:span><text:span text:style-name="T41">, 4622. (c) Bonin H.; Fouquet, E.; Felpin, F.-X. </text:span><text:span text:style-name="T46">Adv. Synth. Catal</text:span><text:span text:style-name="T41">. </text:span><text:span text:style-name="T43">2011</text:span><text:span text:style-name="T41">, </text:span><text:span text:style-name="T46">353</text:span><text:span text:style-name="T41">, 3063. (d) Mo, F.; Dong, G.; Zhang, Y.; Wang, </text:span><text:span text:style-name="T46">J. Org. Biomol. Chem</text:span><text:span text:style-name="T41">. </text:span><text:span text:style-name="T43">2013</text:span><text:span text:style-name="T41">, </text:span><text:span text:style-name="T46">11</text:span><text:span text:style-name="T41">, 1582. (e) Kölmel, D. K.; Jung, N.; Bräse, S. </text:span><text:span text:style-name="T46">Aust. J. Chem</text:span><text:span text:style-name="T41">. </text:span><text:span text:style-name="T43">2014</text:span><text:span text:style-name="T41">, </text:span><text:span text:style-name="T46">67</text:span><text:span text:style-name="T41">, 328. (f) Deadman, B. J.; Collins, S.G.; Maguire, A. R. </text:span><text:span text:style-name="T46">Chem. Eur. J.</text:span><text:span text:style-name="T41"> </text:span><text:span text:style-name="T43">2015</text:span><text:span text:style-name="T41">, </text:span><text:span text:style-name="T46">21</text:span><text:span text:style-name="T41">, 2298.</text:span></text:p>
        </text:list-item>
        <text:list-item>
          <text:p text:style-name="P55"><text:span text:style-name="T41">2. Mahouche-Chergui, S.; Gam-Derouich, S.; Manganey, C.; Chehimi, M. M. </text:span><text:span text:style-name="T46">Chem. Soc. Rev.</text:span><text:span text:style-name="T41"> </text:span><text:span text:style-name="T43">2011</text:span><text:span text:style-name="T41">, </text:span><text:span text:style-name="T46">40</text:span><text:span text:style-name="T41">, 4143.</text:span></text:p>
        </text:list-item>
        <text:list-item>
          <text:p text:style-name="P55"><text:span text:style-name="T41">3. </text:span><text:span text:style-name="T49">Filimonov V. D., Trusova M.E., Postnikov P.S., Krasnokutskaya E.A., Lee Y.M., Hwang H.Y., Kim H., Ki-Whan Chi. Unusually Stable, Versatile, and Pure Arenediazonium Tosylates: their Preparation, Structures, and Synthetic Applicability. </text:span><text:span text:style-name="T48">Org. Lett.</text:span><text:span text:style-name="T49">, </text:span><text:span text:style-name="T45">2008</text:span><text:span text:style-name="T49">, </text:span><text:span text:style-name="T48">10</text:span><text:span text:style-name="T49">, 3961-3964</text:span></text:p>
        </text:list-item>
        <text:list-item>
          <text:p text:style-name="P55"><text:span text:style-name="T49">4. </text:span><text:span text:style-name="T41">(a) Krasnokutskaya E.A., Semenischeva N.I., Filimonov V.D., Knochel P. </text:span><text:span text:style-name="T46">Synthesis</text:span><text:span text:style-name="T41">, </text:span><text:span text:style-name="T43">2007</text:span><text:span text:style-name="T41">, 81 (b) Gorlushko D.A., Filimonov V.D., Krasnokutskaya E.A., Semenischeva N.I., Go B.S., Hwang </text:span><text:soft-page-break/><text:span text:style-name="T41">H.Y., Chi K-W. </text:span><text:span text:style-name="T46">Tetrahedron Lett.</text:span><text:span text:style-name="T41">, </text:span><text:span text:style-name="T43">2008</text:span><text:span text:style-name="T41">, </text:span><text:span text:style-name="T46">49</text:span><text:span text:style-name="T41">, 1080 (c) Moon M.E., Choi Y., Lee Y.M., Vajpayee V., Trusova M.E., Filimonov V.D., Chi K.-W. </text:span><text:span text:style-name="T46">Tetrahedron Lett.</text:span><text:span text:style-name="T41">, </text:span><text:span text:style-name="T43">2010</text:span><text:span text:style-name="T41">, </text:span><text:span text:style-name="T46">51</text:span><text:span text:style-name="T41">, 6769. (d) Lee Y.M., Moon M.E., Vajpayee V., Filimonov V.D., Chi K.-W. </text:span><text:span text:style-name="T46">Tetrahedron</text:span><text:span text:style-name="T41">, </text:span><text:span text:style-name="T43">2010</text:span><text:span text:style-name="T41">, </text:span><text:span text:style-name="T46">66</text:span><text:span text:style-name="T41">, 7418. (e) Trusova M.E., Krasnokutskaya E.A. Postnikov, P.S., Choi Y.; Chi, K-W., Filimonov V.D.</text:span><text:span text:style-name="T42"> </text:span><text:span text:style-name="T47">Synthesis</text:span><text:span text:style-name="T42">, </text:span><text:span text:style-name="T44">2011</text:span><text:span text:style-name="T42">, 2154. (f) Riss, P. J.; Kuschel, S.; Aigbirhio, F. I. Tetrahedron Lett. 2012, 53, 1717; (g) Kutonova, K.V.; Trusova, M.E.; Postnikov, P.S.; Filimonov, V.D.; Parello, J. </text:span><text:span text:style-name="T47">Synthesis</text:span><text:span text:style-name="T42">. </text:span><text:span text:style-name="T44">2013</text:span><text:span text:style-name="T42">, </text:span><text:span text:style-name="T47">45</text:span><text:span text:style-name="T42">, 2706.</text:span></text:p>
        </text:list-item>
        <text:list-item>
          <text:p text:style-name="P55"><text:span text:style-name="T1">5. </text:span><text:span text:style-name="T41">(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46">Nanotechnologies in Russia</text:span><text:span text:style-name="T41">, </text:span><text:span text:style-name="T43">2010</text:span><text:span text:style-name="T41">, </text:span><text:span text:style-name="T46">5</text:span><text:span text:style-name="T41">, 446. (f) Min, M.; Seo, S.; Lee, J.; Lee, S. M.; Hwang, E.; Lee, H. </text:span><text:span text:style-name="T46">Chem. Commun</text:span><text:span text:style-name="T41">. </text:span><text:span text:style-name="T43">2013</text:span><text:span text:style-name="T41">, </text:span><text:span text:style-name="T46">49</text:span><text:span text:style-name="T41">, 6289</text:span></text:p>
        </text:list-item>
        <text:list-item>
          <text:p text:style-name="P55"><text:span text:style-name="T41">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Chloride and p-Sulfonatocalix[4]arene</text:span><text:span text:style-name="T41">. Supramolec. Chem. </text:span><text:span text:style-name="T15">2002, 14, 473-475.</text:span></text:p>
        </text:list-item>
      </text:list>
      <text:p text:style-name="P9">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9">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10"><text:span text:style-name="T83">1n</text:span>. <text:span text:style-name="T84">B.F. Minaev, S.V. Bondarchuk, M.A. Gîrtu, DFT Study of Electronic Properties, Structure and Spectra of Aryl Diazonium Cations, Journal of Molecular Structure: THEOCHEM (2009), doi: 10.1016/j.theochem.2009.02.022</text:span></text:p>
      <text:p text:style-name="P11">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12"><text:soft-page-break/>3n. <text:span text:style-name="T85">M.A. Meetani, S.M. Hisaindee, F. Abdullah, S.S. Ashraf, M.A. Rauf. Liquid chromatography tandem mass spectrometry analysis of photodegradation of a diazo compound: A mechanistic study. / Chemosphere 80 (2010) 422–427. doi:10.1016/j.chemosphere.2010.04.065</text:span></text:p>
      <text:p text:style-name="P13">4n. <text:span text:style-name="T86">Sergey V. Bondarchuk, Boris F. Minaev. Density functional study of ortho-substituted phenyl cations in polar medium and in the gas phase. / Chemical Physics 389 (2011) 68–74. doi:10.1016/j.chemphys.2011.08.005</text:span></text:p>
      <text:p text:style-name="P14">5n. <text:span text:style-name="T87">A. T. Lebedev, A. G. Kazaryan, V. A. Bakulev, Yu. M. Shafran, V. S. Fal'ko, V. G. Lukin, and V. S. Petrosyan. Mass-spectrometric study of the cyclization of diazo compounds. 10. 2-Diazomalonic acid amides. Mass spectra of the negative ions. / Chemistry of Heterocyclic Compounds · July 1987</text:span></text:p>
      <text:p text:style-name="P15">6n. <text:span text:style-name="T88">Ksenia V. Kutonova, Marina E. Trusova, Pavel S. Postnikov, Victor D. Filimonov, Joseph Parello. A Simple and Effective Synthesis of Aryl Azides via Arenediazonium Tosylates. / Synthesis 2013, 45, 2706–2710 <text:s/>DOI: 10.1055/s-0033-1339648</text:span></text:p>
      <text:p text:style-name="P16">7n. <text:span text:style-name="T89">R. Paul Brint, Dona1 J. Coveney, Fergus L. Lalor. The Origin of the Remarkable Stability of the 1 H-3,5-Dimethylpyrazole-4-diazonium Cation: an X-Ray Crystallographic and MNDO Theoretical Investigation. / J. CHEM. SOC. PERKIN TRANS. II 1985</text:span></text:p>
      <text:p text:style-name="P17">8n. <text:span text:style-name="T90">J.R. Fulton, V.K. Aggarwal, J.de Vicente. The Use of Tosylhydrazone Salts as a Safe Alternative for Handling Diazo Compounds and Their Applications in Organic Synthesis. / Eur. J. Org. Chem. 2005, 1479–1492 DOI: 10.1002/ejoc.200400700</text:span></text:p>
      <text:p text:style-name="P18">9n. <text:span text:style-name="T91">S. Banerjee, S. Mazumdar. Electrospray Ionization Mass Spectrometry: A Technique to Access the Information beyond the Molecular Weight of the Analyte</text:span> / <text:span text:style-name="T91">International Journal of Analytical Chemistry Volume 2012, Article ID 282574, 40 pages doi:10.1155/2012/282574</text:span></text:p>
      <text:p text:style-name="P19">10n. <text:span text:style-name="T92">Minoru Tsuda, Setsuko Oikawa. Photochemical proton generation mechanism from onium salts. / Journal of Photopolymer Science and Technology Volume 3, Number 3 (1990) 249 — 258</text:span></text:p>
      <text:p text:style-name="P20">11n. <text:span text:style-name="T93">T. J. Kemp, P. Pinot de moira. The photochemistry of aryldiazonium salts: fundamental aspects and applications to reprographic processes. / Rev. Port. Quím., 17, 174 (1975)</text:span></text:p>
      <text:p text:style-name="P21">12n. <text:span text:style-name="T94">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T94">http://scholarworks.uni.edu/jias/vol116/iss1/6</text:span></text:a></text:p>
      <text:p text:style-name="P22">13n. <text:span text:style-name="T95">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T95">http://trace.tennessee.edu/utk_graddiss/3518</text:span></text:a></text:p>
      <text:p text:style-name="P23">14n. <text:span text:style-name="T96">Omer Khayyam Rasheed. New Directions in the Chemistry of Azo-compounds. A Thesis submitted to The University Manchester for the degree of Master of Philosophy in the Faculty of Engineering and Physical Sciences. 2011</text:span></text:p>
      <text:p text:style-name="P24">15n. <text:span text:style-name="T97">A.K. Vrkic, R.A.J. O’Hair. Gas phase ion chemistry of para substituted benzene diazonium ions, their salt clusters and their related phenyl cations / International Journal of Mass Spectrometry 218 (2002) 131–160</text:span></text:p>
      <text:p text:style-name="P25"><text:soft-page-break/>16n. <text:span text:style-name="T99">Anastasia A. Golosova, Christine M. Papadakis, Rainer Jordan. Chemical functionalization of carbon nanotubes with aryl diazonium salts. /</text:span> <text:span text:style-name="T98">Mater. Res. Soc. Symp. Proc. Vol. 1362 © 2011 Materials Research Society DOI: 10.1557/opl.2011.1141</text:span></text:p>
      <text:p text:style-name="P26">17n. <text:span text:style-name="T100">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T100">http://lib.dr.iastate.edu/rtd/5154</text:span></text:a></text:p>
      <text:p text:style-name="P27">18n. <text:span text:style-name="T101">Bethany I. Taggert, Richard A. J. O’Hair, Uta Wille. Environmental Polymer Degradation: Using the Distonic Radical Ion Approach to Study the Gas-Phase Reactions of Model Polyester Radicals. J. Phys. Chem. A 2017, 121, 5290−5300 <text:s/>DOI: 10.1021/acs.jpca.7b04217</text:span></text:p>
      <text:p text:style-name="P28">19n. <text:span text:style-name="T102">Tom Waters, Richard A. J. O’Hair. Organic gas phase ion chemistry. / Annu. Rep. Prog. Chem., Sect. B, 2002, 98, 433–501</text:span></text:p>
      <text:p text:style-name="P29">20n. <text:span text:style-name="T103">[btsj.45.2047.pdf]</text:span></text:p>
      <text:p text:style-name="P30">21n. <text:span text:style-name="T103">L. L. Brown and J. S. Drury. Nitrogen Isotope Effects in the Decomposition of Diazonium Salts. The Journal of Chemical Physics 43, 1688 (1965); doi: 10.1063/1.1696991</text:span></text:p>
      <text:p text:style-name="P31">22n. <text:span text:style-name="T104">Trevor J. Broxton, Ray Colton, John C. Traeger. Electrospray Mass Spectral Studies of Aromatic Diazonium Salts and Diazotates. Journal of mass spectrometry, vol. 30, 319-323 (1995).</text:span></text:p>
      <text:p text:style-name="P32">23n. <text:span text:style-name="T105">Nicole J. Rijs, Gustavo B. Sanvido, George N. Khairallah, Richard A. J. O’Hair. Gas phase synthesis and reactivity of dimethylaurate. / Dalton Trans., 2010, 39, 8655–8662 | 8655 DOI: 10.1039/c0dt00508h</text:span></text:p>
      <text:p text:style-name="P33">24n. <text:span text:style-name="T106">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span></text:p>
      <text:p text:style-name="P35">25n. <text:span text:style-name="T107">O. A. Gusel ́nikova, K. V. Kutonova, M. E. Trusova, P. S. Postnikov, V. D. Filimonov. First examples of arenediazonium 4-dodecylbenzenesulfonates: synthesis and characterization. / Russian Chemical Bulletin, International Edition, Vol. 63, No. 1, pp. 289—290, January, 2014</text:span></text:p>
      <text:p text:style-name="P35"/>
      <text:p text:style-name="P34"/>
      <text:p text:style-name="P38"/>
      <text:p text:style-name="P37"><text:span text:style-name="T62">Приложение </text:span><text:span text:style-name="T63">1. </text:span><text:span text:style-name="T64">Результаты квантовохимических расчетов структур диазониевых катионов</text:span></text:p>
      <text:p text:style-name="P36"><text:span text:style-name="T62">Приложение </text:span><text:span text:style-name="T64">2</text:span><text:span text:style-name="T63">. </text:span><text:span text:style-name="T64">Результаты квантовохимических расчетов структур фенильных катионов (синглет-триплетные состояния)</text:span></text:p>
      <text:p text:style-name="P36"><text:span text:style-name="T62">Приложение </text:span><text:span text:style-name="T64">3</text:span><text:span text:style-name="T63">. </text:span><text:span text:style-name="T64">Фрагментация комплексных катионов</text:span></text:p>
      <text:p text:style-name="P8">Приложение <text:span text:style-name="T68">4</text:span>. <text:span text:style-name="T68">Результаты к</text:span>вантовохимических расчетов <text:span text:style-name="T68">структур комплексных частиц</text:span></text:p>
      <text:p text:style-name="P39"/>
      <text:p text:style-name="P40"/>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letter-kerning="true"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5cm" style:layout-grid-ruby-height="0.208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footer>
        <text:p text:style-name="MP1"><text:page-number text:select-page="current">11</text:page-number>/<text:page-count>11</text:page-count></text:p>
      </style:footer>
    </style:master-page>
    <style:master-page style:name="First_20_Page" style:display-name="First Page" style:page-layout-name="Mpm2"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meta:editing-cycles>451</meta:editing-cycles>
    <meta:print-date>1900-12-31T17:00:00</meta:print-date>
    <meta:creation-date>2017-06-12T04:04:00</meta:creation-date>
    <dc:date>2018-06-25T17:34:41.945576282</dc:date>
    <meta:editing-duration>P4DT8H21M5S</meta:editing-duration>
    <meta:generator>LibreOffice/5.2.7.2$Linux_X86_64 LibreOffice_project/20m0$Build-2</meta:generator>
    <meta:document-statistic meta:table-count="0" meta:image-count="0" meta:object-count="0" meta:page-count="11" meta:paragraph-count="104" meta:word-count="3670" meta:character-count="27732" meta:non-whitespace-character-count="2414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